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ranklin Gothic Medium Cond" svg:font-family="&quot;Franklin Gothic Medium Cond&quot;"/>
    <style:font-face style:name="Franklin Gothic Medium" svg:font-family="&quot;Franklin Gothic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ext-properties style:font-name="Franklin Gothic Medium" style:font-name-asian="Franklin Gothic Medium" style:font-name-complex="Franklin Gothic Medium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Franklin Gothic Medium" style:font-name-asian="Franklin Gothic Medium" style:font-name-complex="Franklin Gothic Medium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V_237_rgula" style:data-style-name="N35">
      <style:table-cell-properties style:vertical-align="middle" fo:wrap-option="wrap" style:repeat-content="false"/>
      <style:paragraph-properties fo:text-align="center"/>
      <style:text-properties fo:color="#000000" style:font-name="Franklin Gothic Medium" style:font-name-asian="Franklin Gothic Medium" style:font-name-complex="Franklin Gothic Medium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D9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D9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0" style:family="table-cell" style:parent-style-name="V_237_rgula" style:data-style-name="N37">
      <style:table-cell-properties fo:border="thin solid #000000" style:vertical-align="middle" style:repeat-content="false"/>
      <style:paragraph-properties fo:text-align="center"/>
      <style:text-properties fo:color="#000000"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1" style:family="table-cell" style:parent-style-name="V_237_rgula" style:data-style-name="N37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2" style:family="table-cell" style:parent-style-name="V_237_rgula" style:data-style-name="N37">
      <style:table-cell-properties fo:border="thin solid #000000" style:vertical-align="middle"/>
      <style:text-properties fo:color="#000000"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5" style:family="table-cell" style:parent-style-name="V_237_rgula" style:data-style-name="N37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6" style:family="table-cell" style:parent-style-name="V_237_rgula" style:data-style-name="N37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7" style:family="table-cell" style:parent-style-name="V_237_rgula" style:data-style-name="N37">
      <style:table-cell-properties fo:border="thin solid #000000" style:vertical-align="middle" fo:wrap-option="wrap" style:repeat-content="false"/>
      <style:paragraph-properties fo:text-align="center"/>
      <style:text-properties fo:color="#000000" style:font-name="Franklin Gothic Medium Cond" style:font-name-asian="Franklin Gothic Medium Cond" style:font-name-complex="Franklin Gothic Medium Cond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style:font-name="Franklin Gothic Medium Cond" style:font-name-asian="Franklin Gothic Medium Cond" style:font-name-complex="Franklin Gothic Medium Cond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Franklin Gothic Medium Cond" style:font-name-asian="Franklin Gothic Medium Cond" style:font-name-complex="Franklin Gothic Medium Cond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Franklin Gothic Medium Cond" style:font-name-asian="Franklin Gothic Medium Cond" style:font-name-complex="Franklin Gothic Medium Cond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Franklin Gothic Medium Cond" style:font-name-asian="Franklin Gothic Medium Cond" style:font-name-complex="Franklin Gothic Medium Cond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9.392708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20145833333333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2.88395833333333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3.33375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2875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4.85pt" style:use-optimal-row-height="false" fo:break-before="auto"/>
    </style:style>
    <style:style style:name="ro6" style:family="table-row">
      <style:table-row-properties style:row-height="73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são_2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5" table:default-cell-style-name="ce5"/>
        <table:table-column table:style-name="co15" table:number-columns-repeated="2" table:default-cell-style-name="ce5"/>
        <table:table-column table:style-name="co16" table:number-columns-repeated="16362" table:default-cell-style-name="ce1"/>
        <table:table-row table:style-name="ro1">
          <table:table-cell office:value-type="string" table:number-columns-spanned="20" table:number-rows-spanned="1" table:style-name="ce39">
            <text:p>TABELA I</text:p>
          </table:table-cell>
          <table:covered-table-cell table:number-columns-repeated="19"/>
          <table:table-cell table:number-columns-repeated="2" table:style-name="ce2"/>
          <table:table-cell table:number-columns-repeated="16362" table:style-name="ce4"/>
        </table:table-row>
        <table:table-row table:style-name="ro2">
          <table:table-cell office:value-type="string" table:number-columns-spanned="20" table:number-rows-spanned="1" table:style-name="ce40">
            <text:p>RESOLUÇÃO Nº 200, DE 10 DE JULHO DE 2019</text:p>
          </table:table-cell>
          <table:covered-table-cell table:number-columns-repeated="19"/>
          <table:table-cell table:number-columns-repeated="2" table:style-name="ce2"/>
          <table:table-cell table:number-columns-repeated="16362" table:style-name="ce4"/>
        </table:table-row>
        <table:table-row table:style-name="ro3">
          <table:table-cell table:style-name="ce1"/>
          <table:table-cell table:number-columns-repeated="13" table:style-name="ce2"/>
          <table:table-cell table:number-columns-repeated="5" table:style-name="ce3"/>
          <table:table-cell table:number-columns-repeated="3" table:style-name="ce2"/>
          <table:table-cell table:number-columns-repeated="16362" table:style-name="ce4"/>
        </table:table-row>
        <table:table-row table:style-name="ro4">
          <table:table-cell office:value-type="string" table:number-columns-spanned="1" table:number-rows-spanned="3" table:style-name="ce38">
            <text:p>MATRÍCULA</text:p>
          </table:table-cell>
          <table:table-cell office:value-type="string" table:number-columns-spanned="1" table:number-rows-spanned="3" table:style-name="ce38">
            <text:p>NOME</text:p>
          </table:table-cell>
          <table:table-cell office:value-type="string" table:number-columns-spanned="1" table:number-rows-spanned="3" table:style-name="ce38">
            <text:p>CARGO/FUNÇÃO</text:p>
          </table:table-cell>
          <table:table-cell office:value-type="string" table:number-columns-spanned="1" table:number-rows-spanned="3" table:style-name="ce38">
            <text:p>LOTAÇÃO</text:p>
          </table:table-cell>
          <table:table-cell office:value-type="string" table:number-columns-spanned="1" table:number-rows-spanned="3" table:style-name="ce38">
            <text:p>GRUPO</text:p>
          </table:table-cell>
          <table:table-cell office:value-type="string" table:number-columns-spanned="9" table:number-rows-spanned="1" table:style-name="ce41">
            <text:p>RENDIMENTOS</text:p>
          </table:table-cell>
          <table:covered-table-cell table:number-columns-repeated="8"/>
          <table:table-cell office:value-type="string" table:number-columns-spanned="5" table:number-rows-spanned="1" table:style-name="ce37">
            <text:p>DESCONTOS</text:p>
          </table:table-cell>
          <table:covered-table-cell table:number-columns-repeated="4"/>
          <table:table-cell office:value-type="string" table:number-columns-spanned="1" table:number-rows-spanned="3" table:style-name="ce38">
            <text:p>RENDIMENTO LÍQUIDO TOTAL<text:span text:style-name="T3">14</text:span></text:p>
          </table:table-cell>
          <table:table-cell table:style-name="ce5"/>
          <table:table-cell table:style-name="ce2"/>
          <table:table-cell table:number-columns-repeated="16362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REMUNERAÇÃO BÁSICA</text:p>
          </table:table-cell>
          <table:covered-table-cell/>
          <table:table-cell office:value-type="string" table:number-columns-spanned="4" table:number-rows-spanned="1" table:style-name="ce45">
            <text:p>REMUNERAÇÃO EVENTUAL OU TEMPORÁRIA</text:p>
          </table:table-cell>
          <table:covered-table-cell table:number-columns-repeated="3"/>
          <table:table-cell office:value-type="string" table:number-columns-spanned="1" table:number-rows-spanned="2" table:style-name="ce43">
            <text:p>OUTRAS REMUNERAÇÕES TEMPORÁRIAS<text:span text:style-name="T1">7</text:span></text:p>
          </table:table-cell>
          <table:table-cell office:value-type="string" table:number-columns-spanned="1" table:number-rows-spanned="2" table:style-name="ce44">
            <text:p>VERBAS INDENIZATÓRIAS<text:span text:style-name="T1">8</text:span></text:p>
          </table:table-cell>
          <table:table-cell office:value-type="string" table:number-columns-spanned="1" table:number-rows-spanned="2" table:style-name="ce38">
            <text:p>TOTAL DE RENDIMENTOS BRUTOS<text:span text:style-name="T3">9</text:span></text:p>
          </table:table-cell>
          <table:table-cell office:value-type="string" table:number-columns-spanned="3" table:number-rows-spanned="1" table:style-name="ce37">
            <text:p>OBRIGATÓRIOS/LEGAIS</text:p>
          </table:table-cell>
          <table:covered-table-cell table:number-columns-repeated="2"/>
          <table:table-cell office:value-type="string" table:style-name="ce11">
            <text:p>PESSOAIS</text:p>
          </table:table-cell>
          <table:table-cell office:value-type="string" table:number-columns-spanned="1" table:number-rows-spanned="2" table:style-name="ce38">
            <text:p>TOTAL DE DESCONTOS<text:span text:style-name="T3">13</text:span></text:p>
          </table:table-cell>
          <table:covered-table-cell/>
          <table:table-cell table:style-name="ce5"/>
          <table:table-cell table:style-name="ce2"/>
          <table:table-cell table:number-columns-repeated="16362" table:style-name="ce4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Remuneração do Cargo Efetivo<text:span text:style-name="T3">1</text:span></text:p>
          </table:table-cell>
          <table:table-cell office:value-type="string" table:style-name="ce12">
            <text:p>Outras Verbas Remuneratórias, Legais ou Judiciais<text:span text:style-name="T3">2</text:span></text:p>
          </table:table-cell>
          <table:table-cell office:value-type="string" table:style-name="ce12">
            <text:p>Função de Confiança ou Cargo em Comissão<text:span text:style-name="T2">³</text:span></text:p>
          </table:table-cell>
          <table:table-cell office:value-type="string" table:style-name="ce12">
            <text:p>Gratificação Natalina<text:span text:style-name="T3">4</text:span></text:p>
          </table:table-cell>
          <table:table-cell office:value-type="string" table:style-name="ce12">
            <text:p>Férias (1/3 constitucional)<text:span text:style-name="T3">5</text:span></text:p>
          </table:table-cell>
          <table:table-cell office:value-type="string" table:style-name="ce14">
            <text:p>Abono de Permanência<text:span text:style-name="T3">6</text:span></text:p>
          </table:table-cell>
          <table:covered-table-cell/>
          <table:covered-table-cell/>
          <table:covered-table-cell/>
          <table:table-cell office:value-type="string" table:style-name="ce12">
            <text:p>Contribuição Previdenciária<text:span text:style-name="T3">10</text:span></text:p>
          </table:table-cell>
          <table:table-cell office:value-type="string" table:style-name="ce12">
            <text:p>Imposto de Renda<text:span text:style-name="T3">11</text:span></text:p>
          </table:table-cell>
          <table:table-cell office:value-type="string" table:style-name="ce12">
            <text:p>Retenção por Teto Constitucional<text:span text:style-name="T3">12</text:span></text:p>
          </table:table-cell>
          <table:table-cell office:value-type="string" table:style-name="ce12">
            <text:p>OUTROS</text:p>
          </table:table-cell>
          <table:covered-table-cell/>
          <table:covered-table-cell/>
          <table:table-cell table:style-name="ce5"/>
          <table:table-cell table:style-name="ce2"/>
          <table:table-cell table:number-columns-repeated="16362" table:style-name="ce4"/>
        </table:table-row>
        <table:table-row table:style-name="ro7">
          <table:table-cell office:value-type="float" office:value="36461" table:style-name="ce18">
            <text:p>36461</text:p>
          </table:table-cell>
          <table:table-cell office:value-type="string" table:style-name="ce19">
            <text:p>ABELARDO TOWNES DE CASTRO JUNIOR</text:p>
          </table:table-cell>
          <table:table-cell office:value-type="string" table:style-name="ce19">
            <text:p>PROMOTOR DE JUSTICA DE ENTRANCIA FINAL</text:p>
          </table:table-cell>
          <table:table-cell office:value-type="string" table:style-name="ce19">
            <text:p>14 PROMOTORIA DE JUSTICA CRIMINAL</text:p>
          </table:table-cell>
          <table:table-cell office:value-type="string" table:style-name="ce19">
            <text:p>MEMBROS PROMOTORES</text:p>
          </table:table-cell>
          <table:table-cell office:value-type="float" office:value="33689.11" table:style-name="ce20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941.7" table:style-name="ce22">
            <text:p><text:s/>6.941,7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7081.39" table:style-name="ce22">
            <text:p><text:s/>17.081,39<text:s/></text:p>
          </table:table-cell>
          <table:table-cell office:value-type="float" office:value="28739.56" table:style-name="ce20">
            <text:p><text:s/>28.739,56<text:s/></text:p>
          </table:table-cell>
          <table:table-cell office:value-type="float" office:value="10091.57" table:style-name="ce20">
            <text:p><text:s/>10.091,57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38102" table:style-name="ce24">
            <text:p>38102</text:p>
          </table:table-cell>
          <table:table-cell office:value-type="string" table:style-name="ce24">
            <text:p>ADENILSON DE SOUZ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ESPEC DE COMBATE EVASAO FISC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006.81" table:style-name="ce22">
            <text:p><text:s/>7.006,8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0294.02" table:style-name="ce22">
            <text:p><text:s/>10.294,02<text:s/></text:p>
          </table:table-cell>
          <table:table-cell office:value-type="float" office:value="22017.3" table:style-name="ce20">
            <text:p><text:s/>22.017,30<text:s/></text:p>
          </table:table-cell>
          <table:table-cell office:value-type="float" office:value="21867.200000000001" table:style-name="ce20">
            <text:p><text:s/>21.867,20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43781" table:style-name="ce24">
            <text:p>43781</text:p>
          </table:table-cell>
          <table:table-cell office:value-type="string" table:style-name="ce24">
            <text:p>ALEKINE LOPES DOS SANTO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 ESP DE HABITACAO E URBANISMO<text:s/>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941.7" table:style-name="ce22">
            <text:p><text:s/>6.941,7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2435.87" table:style-name="ce22">
            <text:p><text:s/>12.435,87<text:s/></text:p>
          </table:table-cell>
          <table:table-cell office:value-type="float" office:value="24094.04" table:style-name="ce20">
            <text:p><text:s/>24.094,04<text:s/></text:p>
          </table:table-cell>
          <table:table-cell office:value-type="float" office:value="14737.09" table:style-name="ce20">
            <text:p><text:s/>14.737,09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7101" table:style-name="ce24">
            <text:p>7101</text:p>
          </table:table-cell>
          <table:table-cell office:value-type="string" table:style-name="ce24">
            <text:p>ALESSANDRA GARCIA MARQUE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OTORIA ESP DE DEF DO CONSUMIDOR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9.11" table:style-name="ce20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72520.240000000005" table:style-name="ce20">
            <text:p><text:s/>72.520,24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4196.24" table:style-name="ce22">
            <text:p><text:s/>14.196,2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029.55" table:style-name="ce22">
            <text:p><text:s/>4.029,55<text:s/></text:p>
          </table:table-cell>
          <table:table-cell office:value-type="float" office:value="27658.73" table:style-name="ce20">
            <text:p><text:s/>27.658,73<text:s/></text:p>
          </table:table-cell>
          <table:table-cell office:value-type="float" office:value="44861.51" table:style-name="ce20">
            <text:p><text:s/>44.861,51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16861" table:style-name="ce24">
            <text:p>16861</text:p>
          </table:table-cell>
          <table:table-cell office:value-type="string" table:style-name="ce24">
            <text:p>ALMIR FERNANDES BRANC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2 PROM ESP DE DEF CRIANCA E ADOLESCENTE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43458.95" table:style-name="ce20">
            <text:p><text:s/>43.458,9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716.4799999999996" table:style-name="ce20">
            <text:p><text:s/>4.716,48<text:s/></text:p>
          </table:table-cell>
          <table:table-cell office:value-type="float" office:value="7008.46" table:style-name="ce21">
            <text:p><text:s/>7.008,46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99068.39" table:style-name="ce20">
            <text:p><text:s/>99.068,39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9465.37" table:style-name="ce22">
            <text:p><text:s/>19.465,3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0275.55" table:style-name="ce22">
            <text:p><text:s/>20.275,55<text:s/></text:p>
          </table:table-cell>
          <table:table-cell office:value-type="float" office:value="49173.86" table:style-name="ce20">
            <text:p><text:s/>49.173,86<text:s/></text:p>
          </table:table-cell>
          <table:table-cell office:value-type="float" office:value="49894.53" table:style-name="ce20">
            <text:p><text:s/>49.894,53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7281" table:style-name="ce24">
            <text:p>7281</text:p>
          </table:table-cell>
          <table:table-cell office:value-type="string" table:style-name="ce24">
            <text:p>ALVARO LUIZ ARAUJO PEREIR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8 PROCURADORIA DE JUSTICA CRIMIN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0781.550000000003" table:style-name="ce20">
            <text:p><text:s/>40.781,5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319.33" table:style-name="ce21">
            <text:p><text:s/>5.319,33<text:s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86882.43" table:style-name="ce20">
            <text:p><text:s/>86.882,43<text:s/></text:p>
          </table:table-cell>
          <table:table-cell office:value-type="float" office:value="9929.42" table:style-name="ce22">
            <text:p><text:s/>9.929,42<text:s/></text:p>
          </table:table-cell>
          <table:table-cell office:value-type="float" office:value="16829.2" table:style-name="ce22">
            <text:p><text:s/>16.829,20<text:s/></text:p>
          </table:table-cell>
          <table:table-cell office:value-type="float" office:value="2976.46" table:style-name="ce22">
            <text:p><text:s/>2.976,46<text:s/></text:p>
          </table:table-cell>
          <table:table-cell office:value-type="float" office:value="4404.78" table:style-name="ce22">
            <text:p><text:s/>4.404,78<text:s/></text:p>
          </table:table-cell>
          <table:table-cell office:value-type="float" office:value="34139.86" table:style-name="ce20">
            <text:p><text:s/>34.139,86<text:s/></text:p>
          </table:table-cell>
          <table:table-cell office:value-type="float" office:value="52742.57" table:style-name="ce20">
            <text:p><text:s/>52.742,57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55921" table:style-name="ce24">
            <text:p>55921</text:p>
          </table:table-cell>
          <table:table-cell office:value-type="string" table:style-name="ce24">
            <text:p>ANTONIO ALCESTE CALLIL DE CASTRO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UNIDADE ADMINISTRATIVA DE BUJARI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053.13" table:style-name="ce22">
            <text:p><text:s/>7.053,13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5951.29" table:style-name="ce22">
            <text:p><text:s/>5.951,29<text:s/></text:p>
          </table:table-cell>
          <table:table-cell office:value-type="float" office:value="17261.03" table:style-name="ce20">
            <text:p><text:s/>17.261,03<text:s/></text:p>
          </table:table-cell>
          <table:table-cell office:value-type="float" office:value="20997.38" table:style-name="ce20">
            <text:p><text:s/>20.997,38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37782" table:style-name="ce24">
            <text:p>37782</text:p>
          </table:table-cell>
          <table:table-cell office:value-type="string" table:style-name="ce24">
            <text:p>ARETUZA DE ALMEIDA CRUZ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8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383.52" table:style-name="ce22">
            <text:p><text:s/>8.383,5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798.7299999999996" table:style-name="ce22">
            <text:p><text:s/>4.798,73<text:s/></text:p>
          </table:table-cell>
          <table:table-cell office:value-type="float" office:value="17898.72" table:style-name="ce20">
            <text:p><text:s/>17.898,72<text:s/></text:p>
          </table:table-cell>
          <table:table-cell office:value-type="float" office:value="25985.78" table:style-name="ce20">
            <text:p><text:s/>25.985,78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55961" table:style-name="ce24">
            <text:p>55961</text:p>
          </table:table-cell>
          <table:table-cell office:value-type="string" table:style-name="ce24">
            <text:p>AURE RIBEIRO NETO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PROMOTORIA DE JUSTICA CUMULATIVA DE MANOEL URBANO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5217.97" table:style-name="ce20">
            <text:p><text:s/>35.217,97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6164.88" table:style-name="ce22">
            <text:p><text:s/>6.164,8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496.51" table:style-name="ce22">
            <text:p><text:s/>3.496,51<text:s/></text:p>
          </table:table-cell>
          <table:table-cell office:value-type="float" office:value="13918" table:style-name="ce20">
            <text:p><text:s/>13.918,00<text:s/></text:p>
          </table:table-cell>
          <table:table-cell office:value-type="float" office:value="21299.97" table:style-name="ce20">
            <text:p><text:s/>21.299,97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43881" table:style-name="ce24">
            <text:p>43881</text:p>
          </table:table-cell>
          <table:table-cell office:value-type="string" table:style-name="ce24">
            <text:p>BERNARDO FITERMAN ALBAN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DE JUSTICA CIVEL DE BRASILEI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87.7900000000009" table:style-name="ce22">
            <text:p><text:s/>8.487,7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5694.53" table:style-name="ce22">
            <text:p><text:s/>5.694,53<text:s/></text:p>
          </table:table-cell>
          <table:table-cell office:value-type="float" office:value="18898.79" table:style-name="ce20">
            <text:p><text:s/>18.898,79<text:s/></text:p>
          </table:table-cell>
          <table:table-cell office:value-type="float" office:value="24985.71" table:style-name="ce20">
            <text:p><text:s/>24.985,71<text:s/></text:p>
          </table:table-cell>
          <table:table-cell table:style-name="ce23"/>
          <table:table-cell table:style-name="ce5"/>
          <table:table-cell table:number-columns-repeated="16362"/>
        </table:table-row>
        <table:table-row table:style-name="ro7">
          <table:table-cell office:value-type="float" office:value="56331" table:style-name="ce24">
            <text:p>56331</text:p>
          </table:table-cell>
          <table:table-cell office:value-type="string" table:style-name="ce24">
            <text:p>BIANCA BERNARDES DE MORAES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UNIDADE ADMINISTRATIVA DE ACRELANDIA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157.41" table:style-name="ce22">
            <text:p><text:s/>7.157,4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215.58" table:style-name="ce22">
            <text:p><text:s/>1.215,58<text:s/></text:p>
          </table:table-cell>
          <table:table-cell office:value-type="float" office:value="12629.6" table:style-name="ce20">
            <text:p><text:s/>12.629,60<text:s/></text:p>
          </table:table-cell>
          <table:table-cell office:value-type="float" office:value="25628.81" table:style-name="ce20">
            <text:p><text:s/>25.628,81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4761" table:style-name="ce24">
            <text:p>54761</text:p>
          </table:table-cell>
          <table:table-cell office:value-type="string" table:style-name="ce24">
            <text:p>CARLOS AUGUSTO DA COSTA PESCADOR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OTORIA CRIMINAL DE CRUZEIRO DO SU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920.27" table:style-name="ce21">
            <text:p><text:s/>1.920,27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0751.4" table:style-name="ce20">
            <text:p><text:s/>40.751,4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626.19" table:style-name="ce22">
            <text:p><text:s/>7.626,1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294.96" table:style-name="ce22">
            <text:p><text:s/>1.294,96<text:s/></text:p>
          </table:table-cell>
          <table:table-cell office:value-type="float" office:value="13637.62" table:style-name="ce20">
            <text:p><text:s/>13.637,62<text:s/></text:p>
          </table:table-cell>
          <table:table-cell office:value-type="float" office:value="27113.78" table:style-name="ce20">
            <text:p><text:s/>27.113,7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1201" table:style-name="ce24">
            <text:p>11201</text:p>
          </table:table-cell>
          <table:table-cell office:value-type="string" table:style-name="ce24">
            <text:p>CARLOS ROBERTO DA SILVA MAI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3 PROCURADORIA DE JUSTICA CIVE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5462.22" table:style-name="ce20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76243.77" table:style-name="ce20">
            <text:p><text:s/>76.243,77<text:s/></text:p>
          </table:table-cell>
          <table:table-cell office:value-type="float" office:value="9929.42" table:style-name="ce22">
            <text:p><text:s/>9.929,42<text:s/></text:p>
          </table:table-cell>
          <table:table-cell office:value-type="float" office:value="14930.64" table:style-name="ce22">
            <text:p><text:s/>14.930,6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8787.0300000000007" table:style-name="ce22">
            <text:p><text:s/>8.787,03<text:s/></text:p>
          </table:table-cell>
          <table:table-cell office:value-type="float" office:value="33647.089999999997" table:style-name="ce20">
            <text:p><text:s/>33.647,09<text:s/></text:p>
          </table:table-cell>
          <table:table-cell office:value-type="float" office:value="42596.68" table:style-name="ce20">
            <text:p><text:s/>42.596,6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6981" table:style-name="ce24">
            <text:p>6981</text:p>
          </table:table-cell>
          <table:table-cell office:value-type="string" table:style-name="ce24">
            <text:p>CELSO JERONIMO DE SOUZ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CORREGEDORIA GER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8865.56" table:style-name="ce20">
            <text:p><text:s/>8.865,56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964.71" table:style-name="ce20">
            <text:p><text:s/>4.964,7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54611.82" table:style-name="ce20">
            <text:p><text:s/>54.611,82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9936.2999999999993" table:style-name="ce22">
            <text:p><text:s/>9.936,30<text:s/></text:p>
          </table:table-cell>
          <table:table-cell office:value-type="float" office:value="5034.46" table:style-name="ce22">
            <text:p><text:s/>5.034,46<text:s/></text:p>
          </table:table-cell>
          <table:table-cell office:value-type="float" office:value="4798.05" table:style-name="ce22">
            <text:p><text:s/>4.798,05<text:s/></text:p>
          </table:table-cell>
          <table:table-cell office:value-type="float" office:value="24733.52" table:style-name="ce20">
            <text:p><text:s/>24.733,52<text:s/></text:p>
          </table:table-cell>
          <table:table-cell office:value-type="float" office:value="29878.3" table:style-name="ce20">
            <text:p><text:s/>29.878,30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1121" table:style-name="ce24">
            <text:p>11121</text:p>
          </table:table-cell>
          <table:table-cell office:value-type="string" table:style-name="ce24">
            <text:p>COSMO LIMA DE SOUZ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2 PROCURADORIA DE JUSTICA CIVE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40781.550000000003" table:style-name="ce20">
            <text:p><text:s/>40.781,5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86882.43" table:style-name="ce20">
            <text:p><text:s/>86.882,43<text:s/></text:p>
          </table:table-cell>
          <table:table-cell office:value-type="float" office:value="9929.42" table:style-name="ce22">
            <text:p><text:s/>9.929,42<text:s/></text:p>
          </table:table-cell>
          <table:table-cell office:value-type="float" office:value="14216.38" table:style-name="ce22">
            <text:p><text:s/>14.216,38<text:s/></text:p>
          </table:table-cell>
          <table:table-cell office:value-type="float" office:value="2976.46" table:style-name="ce22">
            <text:p><text:s/>2.976,46<text:s/></text:p>
          </table:table-cell>
          <table:table-cell office:value-type="float" office:value="17076.849999999999" table:style-name="ce22">
            <text:p><text:s/>17.076,85<text:s/></text:p>
          </table:table-cell>
          <table:table-cell office:value-type="float" office:value="44199.11" table:style-name="ce20">
            <text:p><text:s/>44.199,11<text:s/></text:p>
          </table:table-cell>
          <table:table-cell office:value-type="float" office:value="42683.32" table:style-name="ce20">
            <text:p><text:s/>42.683,32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784" table:style-name="ce24">
            <text:p>5784</text:p>
          </table:table-cell>
          <table:table-cell office:value-type="string" table:style-name="ce24">
            <text:p>DAISSON GOMES TELES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UNIDADE ADMINISTRATIVA SENADOR GUIOMARD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157.41" table:style-name="ce22">
            <text:p><text:s/>7.157,4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606.6499999999996" table:style-name="ce22">
            <text:p><text:s/>4.606,65<text:s/></text:p>
          </table:table-cell>
          <table:table-cell office:value-type="float" office:value="16020.67" table:style-name="ce20">
            <text:p><text:s/>16.020,67<text:s/></text:p>
          </table:table-cell>
          <table:table-cell office:value-type="float" office:value="22237.74" table:style-name="ce20">
            <text:p><text:s/>22.237,74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3501" table:style-name="ce24">
            <text:p>13501</text:p>
          </table:table-cell>
          <table:table-cell office:value-type="string" table:style-name="ce24">
            <text:p>DANILO LOVISARO DO NASCIMENTO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4 PROCURADORIA DE JUSTICA ESPECIALIZADA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4800" table:style-name="ce21">
            <text:p><text:s/>14.800,00<text:s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60900.88" table:style-name="ce20">
            <text:p><text:s/>60.900,88<text:s/></text:p>
          </table:table-cell>
          <table:table-cell office:value-type="float" office:value="7036.71" table:style-name="ce22">
            <text:p><text:s/>7.036,71<text:s/></text:p>
          </table:table-cell>
          <table:table-cell office:value-type="float" office:value="11201.85" table:style-name="ce22">
            <text:p><text:s/>11.201,85<text:s/></text:p>
          </table:table-cell>
          <table:table-cell office:value-type="float" office:value="1488.23" table:style-name="ce22">
            <text:p><text:s/>1.488,23<text:s/></text:p>
          </table:table-cell>
          <table:table-cell office:value-type="float" office:value="16210.53" table:style-name="ce22">
            <text:p><text:s/>16.210,53<text:s/></text:p>
          </table:table-cell>
          <table:table-cell office:value-type="float" office:value="35937.32" table:style-name="ce20">
            <text:p><text:s/>35.937,32<text:s/></text:p>
          </table:table-cell>
          <table:table-cell office:value-type="float" office:value="24963.56" table:style-name="ce20">
            <text:p><text:s/>24.963,5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7271" table:style-name="ce24">
            <text:p>37271</text:p>
          </table:table-cell>
          <table:table-cell office:value-type="string" table:style-name="ce24">
            <text:p>DAYAN MOREIRA ALBUQUERQUE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3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570.27" table:style-name="ce22">
            <text:p><text:s/>6.570,2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0467.89" table:style-name="ce22">
            <text:p><text:s/>10.467,89<text:s/></text:p>
          </table:table-cell>
          <table:table-cell office:value-type="float" office:value="21754.63" table:style-name="ce20">
            <text:p><text:s/>21.754,63<text:s/></text:p>
          </table:table-cell>
          <table:table-cell office:value-type="float" office:value="22129.87" table:style-name="ce20">
            <text:p><text:s/>22.129,8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831" table:style-name="ce24">
            <text:p>43831</text:p>
          </table:table-cell>
          <table:table-cell office:value-type="string" table:style-name="ce24">
            <text:p>DIANA SORAIA TABALIPA PIMENTEL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3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87.7900000000009" table:style-name="ce22">
            <text:p><text:s/>8.487,7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368.91" table:style-name="ce22">
            <text:p><text:s/>3.368,91<text:s/></text:p>
          </table:table-cell>
          <table:table-cell office:value-type="float" office:value="16573.169999999998" table:style-name="ce20">
            <text:p><text:s/>16.573,17<text:s/></text:p>
          </table:table-cell>
          <table:table-cell office:value-type="float" office:value="27311.33" table:style-name="ce20">
            <text:p><text:s/>27.311,3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22" table:style-name="ce24">
            <text:p>43722</text:p>
          </table:table-cell>
          <table:table-cell office:value-type="string" table:style-name="ce24">
            <text:p>DULCE HELENA DE FREITAS FRANC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3 PROMOTORIA DE JUST CRIMINAL <text:s/>VIOL DOM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9.11" table:style-name="ce20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72520.240000000005" table:style-name="ce20">
            <text:p><text:s/>72.520,24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4196.24" table:style-name="ce22">
            <text:p><text:s/>14.196,2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523.66" table:style-name="ce22">
            <text:p><text:s/>2.523,66<text:s/></text:p>
          </table:table-cell>
          <table:table-cell office:value-type="float" office:value="26152.84" table:style-name="ce20">
            <text:p><text:s/>26.152,84<text:s/></text:p>
          </table:table-cell>
          <table:table-cell office:value-type="float" office:value="46367.4" table:style-name="ce20">
            <text:p><text:s/>46.367,40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3841" table:style-name="ce24">
            <text:p>13841</text:p>
          </table:table-cell>
          <table:table-cell office:value-type="string" table:style-name="ce24">
            <text:p>EFRAIN ENRIQUE MENDOZA MENDIVIL FI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6 PROM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4800" table:style-name="ce21">
            <text:p><text:s/>14.800,00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53631.13" table:style-name="ce20">
            <text:p><text:s/>53.631,13<text:s/></text:p>
          </table:table-cell>
          <table:table-cell office:value-type="float" office:value="6788.47" table:style-name="ce22">
            <text:p><text:s/>6.788,47<text:s/></text:p>
          </table:table-cell>
          <table:table-cell office:value-type="float" office:value="9127.41" table:style-name="ce22">
            <text:p><text:s/>9.127,4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5053.28" table:style-name="ce22">
            <text:p><text:s/>5.053,28<text:s/></text:p>
          </table:table-cell>
          <table:table-cell office:value-type="float" office:value="20969.16" table:style-name="ce20">
            <text:p><text:s/>20.969,16<text:s/></text:p>
          </table:table-cell>
          <table:table-cell office:value-type="float" office:value="32661.97" table:style-name="ce20">
            <text:p><text:s/>32.661,9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42" table:style-name="ce24">
            <text:p>43742</text:p>
          </table:table-cell>
          <table:table-cell office:value-type="string" table:style-name="ce24">
            <text:p>ELIANE MISAE KINOSHIT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DE JUSTICA CIVEL DE SENADOR GUIOMARD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045.98" table:style-name="ce22">
            <text:p><text:s/>7.045,9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883.85" table:style-name="ce22">
            <text:p><text:s/>1.883,85<text:s/></text:p>
          </table:table-cell>
          <table:table-cell office:value-type="float" office:value="13646.3" table:style-name="ce20">
            <text:p><text:s/>13.646,30<text:s/></text:p>
          </table:table-cell>
          <table:table-cell office:value-type="float" office:value="25184.83" table:style-name="ce20">
            <text:p><text:s/>25.184,8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9421" table:style-name="ce24">
            <text:p>49421</text:p>
          </table:table-cell>
          <table:table-cell office:value-type="string" table:style-name="ce24">
            <text:p>ERICK CAVALCANTI LINHARES LIMA</text:p>
          </table:table-cell>
          <table:table-cell office:value-type="string" table:style-name="ce24">
            <text:p>INTEG DO QUADRO DE OUTRO ORGAO</text:p>
          </table:table-cell>
          <table:table-cell office:value-type="string" table:style-name="ce24">
            <text:p>PROCURADORIA GERAL DE JUSTICA</text:p>
          </table:table-cell>
          <table:table-cell office:value-type="string" table:style-name="ce24">
            <text:p>MEMBROS PROMOTORES</text:p>
          </table:table-cell>
          <table:table-cell office:value-type="float" office:value="0" table:style-name="ce25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00" table:style-name="ce21">
            <text:p><text:s/>5.000,00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00" table:style-name="ce20">
            <text:p><text:s/>5.000,00<text:s/></text:p>
          </table:table-cell>
          <table:table-cell office:value-type="float" office:value="700" table:style-name="ce22">
            <text:p><text:s/>700,00<text:s/></text:p>
          </table:table-cell>
          <table:table-cell office:value-type="float" office:value="331.37" table:style-name="ce22">
            <text:p><text:s/>331,3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031.3699999999999" table:style-name="ce20">
            <text:p><text:s/>1.031,37<text:s/></text:p>
          </table:table-cell>
          <table:table-cell office:value-type="float" office:value="3968.63" table:style-name="ce20">
            <text:p><text:s/>3.968,6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6023" table:style-name="ce24">
            <text:p>46023</text:p>
          </table:table-cell>
          <table:table-cell office:value-type="string" table:style-name="ce24">
            <text:p>FERNANDO HENRIQUE SANTOS TERR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2 PROMOTORIA CRIMINAL DE CRUZEIRO DO SU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211.1400000000003" table:style-name="ce21">
            <text:p><text:s/>4.211,14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042.27" table:style-name="ce20">
            <text:p><text:s/>43.042,27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256.18" table:style-name="ce22">
            <text:p><text:s/>8.256,1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6613.03" table:style-name="ce22">
            <text:p><text:s/>6.613,03<text:s/></text:p>
          </table:table-cell>
          <table:table-cell office:value-type="float" office:value="19585.68" table:style-name="ce20">
            <text:p><text:s/>19.585,68<text:s/></text:p>
          </table:table-cell>
          <table:table-cell office:value-type="float" office:value="23456.59" table:style-name="ce20">
            <text:p><text:s/>23.456,5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4341" table:style-name="ce24">
            <text:p>44341</text:p>
          </table:table-cell>
          <table:table-cell office:value-type="string" table:style-name="ce24">
            <text:p>FERNANDO REGIS CEMBRANEL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DE JUSTICA CRIMINAL DE BRASILEI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889.57" table:style-name="ce22">
            <text:p><text:s/>6.889,5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9714.56" table:style-name="ce22">
            <text:p><text:s/>9.714,56<text:s/></text:p>
          </table:table-cell>
          <table:table-cell office:value-type="float" office:value="21320.6" table:style-name="ce20">
            <text:p><text:s/>21.320,60<text:s/></text:p>
          </table:table-cell>
          <table:table-cell office:value-type="float" office:value="17510.53" table:style-name="ce20">
            <text:p><text:s/>17.510,5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0821" table:style-name="ce24">
            <text:p>10821</text:p>
          </table:table-cell>
          <table:table-cell office:value-type="string" table:style-name="ce24">
            <text:p>FLAVIO AUGUSTO SIQUEIRA DE OLIVEIR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5 PROCURADORIA DE JUSTICA CRIMIN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2454.1999999999998" table:style-name="ce20">
            <text:p><text:s/>2.454,20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7916.42" table:style-name="ce20">
            <text:p><text:s/>37.916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0616.6" table:style-name="ce20">
            <text:p><text:s/>10.616,60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91768.77" table:style-name="ce20">
            <text:p><text:s/>91.768,77<text:s/></text:p>
          </table:table-cell>
          <table:table-cell office:value-type="float" office:value="10616.58" table:style-name="ce22">
            <text:p><text:s/>10.616,58<text:s/></text:p>
          </table:table-cell>
          <table:table-cell office:value-type="float" office:value="18906.759999999998" table:style-name="ce22">
            <text:p><text:s/>18.906,7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9555.63" table:style-name="ce22">
            <text:p><text:s/>29.555,63<text:s/></text:p>
          </table:table-cell>
          <table:table-cell office:value-type="float" office:value="59078.97" table:style-name="ce20">
            <text:p><text:s/>59.078,97<text:s/></text:p>
          </table:table-cell>
          <table:table-cell office:value-type="float" office:value="32689.8" table:style-name="ce20">
            <text:p><text:s/>32.689,80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52" table:style-name="ce24">
            <text:p>43752</text:p>
          </table:table-cell>
          <table:table-cell office:value-type="string" table:style-name="ce24">
            <text:p>FLAVIO BUSSAB DELLA LIBERA</text:p>
          </table:table-cell>
          <table:table-cell office:value-type="string" table:style-name="ce24">
            <text:p>PROMOTOR DE JUSTICA DE ENTRANCIA INICIAL</text:p>
          </table:table-cell>
          <table:table-cell office:value-type="string" table:style-name="ce24">
            <text:p>PROMOTORIA DE JUSTICA CUMULATIVA DE PORTO ACRE</text:p>
          </table:table-cell>
          <table:table-cell office:value-type="string" table:style-name="ce24">
            <text:p>MEMBROS PROMOTORES</text:p>
          </table:table-cell>
          <table:table-cell office:value-type="float" office:value="32004.65" table:style-name="ce25">
            <text:p><text:s/>32.004,6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.34" table:style-name="ce21">
            <text:p><text:s/>505,34<text:s/></text:p>
          </table:table-cell>
          <table:table-cell office:value-type="float" office:value="4973.58" table:style-name="ce20">
            <text:p><text:s/>4.973,58<text:s/></text:p>
          </table:table-cell>
          <table:table-cell office:value-type="float" office:value="37483.57" table:style-name="ce20">
            <text:p><text:s/>37.483,57<text:s/></text:p>
          </table:table-cell>
          <table:table-cell office:value-type="float" office:value="4480.6499999999996" table:style-name="ce22">
            <text:p><text:s/>4.480,65<text:s/></text:p>
          </table:table-cell>
          <table:table-cell office:value-type="float" office:value="6734.43" table:style-name="ce22">
            <text:p><text:s/>6.734,43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6047.38" table:style-name="ce22">
            <text:p><text:s/>16.047,38<text:s/></text:p>
          </table:table-cell>
          <table:table-cell office:value-type="float" office:value="27262.46" table:style-name="ce20">
            <text:p><text:s/>27.262,46<text:s/></text:p>
          </table:table-cell>
          <table:table-cell office:value-type="float" office:value="10221.11" table:style-name="ce20">
            <text:p><text:s/>10.221,11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3761" table:style-name="ce24">
            <text:p>13761</text:p>
          </table:table-cell>
          <table:table-cell office:value-type="string" table:style-name="ce24">
            <text:p>FRANCISCO JOSE MAIA GUEDE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3 PROM ESP DE DEF CRIANCA E ADOLESCENTE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716.4799999999996" table:style-name="ce20">
            <text:p><text:s/>4.716,48<text:s/></text:p>
          </table:table-cell>
          <table:table-cell office:value-type="float" office:value="23053.84" table:style-name="ce21">
            <text:p><text:s/>23.053,84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66601.45" table:style-name="ce20">
            <text:p><text:s/>66.601,45<text:s/></text:p>
          </table:table-cell>
          <table:table-cell office:value-type="float" office:value="6788.47" table:style-name="ce22">
            <text:p><text:s/>6.788,47<text:s/></text:p>
          </table:table-cell>
          <table:table-cell office:value-type="float" office:value="13035.1" table:style-name="ce22">
            <text:p><text:s/>13.035,1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8075.21" table:style-name="ce22">
            <text:p><text:s/>8.075,21<text:s/></text:p>
          </table:table-cell>
          <table:table-cell office:value-type="float" office:value="27898.78" table:style-name="ce20">
            <text:p><text:s/>27.898,78<text:s/></text:p>
          </table:table-cell>
          <table:table-cell office:value-type="float" office:value="38702.67" table:style-name="ce20">
            <text:p><text:s/>38.702,6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6891" table:style-name="ce24">
            <text:p>36891</text:p>
          </table:table-cell>
          <table:table-cell office:value-type="string" table:style-name="ce24">
            <text:p>FRANCISCO JOSE NUNES CAVALCANTE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1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993.84" table:style-name="ce22">
            <text:p><text:s/>6.993,8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9513.49" table:style-name="ce22">
            <text:p><text:s/>9.513,49<text:s/></text:p>
          </table:table-cell>
          <table:table-cell office:value-type="float" office:value="21223.8" table:style-name="ce20">
            <text:p><text:s/>21.223,80<text:s/></text:p>
          </table:table-cell>
          <table:table-cell office:value-type="float" office:value="17607.330000000002" table:style-name="ce20">
            <text:p><text:s/>17.607,3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6631" table:style-name="ce24">
            <text:p>6631</text:p>
          </table:table-cell>
          <table:table-cell office:value-type="string" table:style-name="ce24">
            <text:p>GETULIO BARBOSA DE ANDRADE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7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1957.9" table:style-name="ce20">
            <text:p><text:s/>1.957,90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990.58" table:style-name="ce20">
            <text:p><text:s/>4.990,58<text:s/></text:p>
          </table:table-cell>
          <table:table-cell office:value-type="float" office:value="1684.46" table:style-name="ce21">
            <text:p><text:s/>1.684,46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7464.07" table:style-name="ce20">
            <text:p><text:s/>47.464,07<text:s/></text:p>
          </table:table-cell>
          <table:table-cell office:value-type="float" office:value="4990.58" table:style-name="ce22">
            <text:p><text:s/>4.990,58<text:s/></text:p>
          </table:table-cell>
          <table:table-cell office:value-type="float" office:value="7730.3" table:style-name="ce22">
            <text:p><text:s/>7.730,3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2770.11" table:style-name="ce22">
            <text:p><text:s/>12.770,11<text:s/></text:p>
          </table:table-cell>
          <table:table-cell office:value-type="float" office:value="25490.99" table:style-name="ce20">
            <text:p><text:s/>25.490,99<text:s/></text:p>
          </table:table-cell>
          <table:table-cell office:value-type="float" office:value="21973.08" table:style-name="ce20">
            <text:p><text:s/>21.973,0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7361" table:style-name="ce24">
            <text:p>7361</text:p>
          </table:table-cell>
          <table:table-cell office:value-type="string" table:style-name="ce24">
            <text:p>GILCELY EVANGELISTA DE ARAUJO SOUZ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9 PROCURADORIA DE JUSTICA CRIMIN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20390.78" table:style-name="ce20">
            <text:p><text:s/>20.390,78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66491.66" table:style-name="ce20">
            <text:p><text:s/>66.491,66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8571.01" table:style-name="ce22">
            <text:p><text:s/>8.571,01<text:s/></text:p>
          </table:table-cell>
          <table:table-cell office:value-type="float" office:value="1488.23" table:style-name="ce22">
            <text:p><text:s/>1.488,23<text:s/></text:p>
          </table:table-cell>
          <table:table-cell office:value-type="float" office:value="25183.11" table:style-name="ce22">
            <text:p><text:s/>25.183,11<text:s/></text:p>
          </table:table-cell>
          <table:table-cell office:value-type="float" office:value="40207.06" table:style-name="ce20">
            <text:p><text:s/>40.207,06<text:s/></text:p>
          </table:table-cell>
          <table:table-cell office:value-type="float" office:value="26284.6" table:style-name="ce20">
            <text:p><text:s/>26.284,60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781" table:style-name="ce24">
            <text:p>781</text:p>
          </table:table-cell>
          <table:table-cell office:value-type="string" table:style-name="ce24">
            <text:p>GISELLE MUBARAC DETONI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1 PROCURADORIA DE JUSTICA CRIMIN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964.71" table:style-name="ce20">
            <text:p><text:s/>4.964,71<text:s/></text:p>
          </table:table-cell>
          <table:table-cell office:value-type="float" office:value="16300" table:style-name="ce21">
            <text:p><text:s/>16.300,00<text:s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62046.26" table:style-name="ce20">
            <text:p><text:s/>62.046,26<text:s/></text:p>
          </table:table-cell>
          <table:table-cell office:value-type="float" office:value="7036.71" table:style-name="ce22">
            <text:p><text:s/>7.036,71<text:s/></text:p>
          </table:table-cell>
          <table:table-cell office:value-type="float" office:value="11513.59" table:style-name="ce22">
            <text:p><text:s/>11.513,5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078.15" table:style-name="ce22">
            <text:p><text:s/>4.078,15<text:s/></text:p>
          </table:table-cell>
          <table:table-cell office:value-type="float" office:value="22628.45" table:style-name="ce20">
            <text:p><text:s/>22.628,45<text:s/></text:p>
          </table:table-cell>
          <table:table-cell office:value-type="float" office:value="39417.81" table:style-name="ce20">
            <text:p><text:s/>39.417,81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1061" table:style-name="ce24">
            <text:p>41061</text:p>
          </table:table-cell>
          <table:table-cell office:value-type="string" table:style-name="ce24">
            <text:p>GLAUCIO NEY SHIROMA OSHIR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ESPEC DE DEFESA DA SAUDE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9.11" table:style-name="ce20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72520.240000000005" table:style-name="ce20">
            <text:p><text:s/>72.520,24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3987.68" table:style-name="ce22">
            <text:p><text:s/>13.987,6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934.3900000000003" table:style-name="ce22">
            <text:p><text:s/>4.934,39<text:s/></text:p>
          </table:table-cell>
          <table:table-cell office:value-type="float" office:value="28355.01" table:style-name="ce20">
            <text:p><text:s/>28.355,01<text:s/></text:p>
          </table:table-cell>
          <table:table-cell office:value-type="float" office:value="44165.23" table:style-name="ce20">
            <text:p><text:s/>44.165,2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72" table:style-name="ce24">
            <text:p>43772</text:p>
          </table:table-cell>
          <table:table-cell office:value-type="string" table:style-name="ce24">
            <text:p>ILDON MAXIMIANO PERES NET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0 PROMOTORIA DE JUSTICA CRIMINAL<text:s/>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066.56" table:style-name="ce22">
            <text:p><text:s/>6.066,5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3542.23" table:style-name="ce22">
            <text:p><text:s/>13.542,23<text:s/></text:p>
          </table:table-cell>
          <table:table-cell office:value-type="float" office:value="24325.26" table:style-name="ce20">
            <text:p><text:s/>24.325,26<text:s/></text:p>
          </table:table-cell>
          <table:table-cell office:value-type="float" office:value="19559.240000000002" table:style-name="ce20">
            <text:p><text:s/>19.559,24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62" table:style-name="ce24">
            <text:p>43762</text:p>
          </table:table-cell>
          <table:table-cell office:value-type="string" table:style-name="ce24">
            <text:p>IVERSON RODRIGO MONTEIRO CERQUEIRA BUEN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 ESP DEF DO MEIO AMBIENTE DO JURU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1">
            <text:p><text:s/>5.053,37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35.66" table:style-name="ce22">
            <text:p><text:s/>8.435,6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684.3900000000003" table:style-name="ce22">
            <text:p><text:s/>4.684,39<text:s/></text:p>
          </table:table-cell>
          <table:table-cell office:value-type="float" office:value="17836.52" table:style-name="ce20">
            <text:p><text:s/>17.836,52<text:s/></text:p>
          </table:table-cell>
          <table:table-cell office:value-type="float" office:value="26047.98" table:style-name="ce20">
            <text:p><text:s/>26.047,9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6621" table:style-name="ce24">
            <text:p>36621</text:p>
          </table:table-cell>
          <table:table-cell office:value-type="string" table:style-name="ce24">
            <text:p>JOANA D ARC DIAS MARTIN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2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098.12" table:style-name="ce22">
            <text:p><text:s/>7.098,1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5688.84" table:style-name="ce20">
            <text:p><text:s/>15.688,84<text:s/></text:p>
          </table:table-cell>
          <table:table-cell office:value-type="float" office:value="23142.29" table:style-name="ce20">
            <text:p><text:s/>23.142,2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7441" table:style-name="ce24">
            <text:p>7441</text:p>
          </table:table-cell>
          <table:table-cell office:value-type="string" table:style-name="ce24">
            <text:p>JOAO MARQUES PIRES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5 PROCURADORIA DE JUSTICA CIVE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7092.44" table:style-name="ce20">
            <text:p><text:s/>7.092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964.71" table:style-name="ce20">
            <text:p><text:s/>4.964,7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52838.7" table:style-name="ce20">
            <text:p><text:s/>52.838,70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9430.42" table:style-name="ce22">
            <text:p><text:s/>9.430,42<text:s/></text:p>
          </table:table-cell>
          <table:table-cell office:value-type="float" office:value="3261.34" table:style-name="ce22">
            <text:p><text:s/>3.261,34<text:s/></text:p>
          </table:table-cell>
          <table:table-cell office:value-type="float" office:value="9968.35" table:style-name="ce22">
            <text:p><text:s/>9.968,35<text:s/></text:p>
          </table:table-cell>
          <table:table-cell office:value-type="float" office:value="27624.82" table:style-name="ce20">
            <text:p><text:s/>27.624,82<text:s/></text:p>
          </table:table-cell>
          <table:table-cell office:value-type="float" office:value="25213.88" table:style-name="ce20">
            <text:p><text:s/>25.213,8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6201" table:style-name="ce24">
            <text:p>56201</text:p>
          </table:table-cell>
          <table:table-cell office:value-type="string" table:style-name="ce24">
            <text:p>JOSE LUCIVAN NERY DE LIMA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PROMOTORIA DE JUSTICA CIVEL DE PLACIDO DE CASTRO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001" table:style-name="ce22">
            <text:p><text:s/>7.001,0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796.51" table:style-name="ce22">
            <text:p><text:s/>3.796,51<text:s/></text:p>
          </table:table-cell>
          <table:table-cell office:value-type="float" office:value="15054.12" table:style-name="ce20">
            <text:p><text:s/>15.054,12<text:s/></text:p>
          </table:table-cell>
          <table:table-cell office:value-type="float" office:value="23204.29" table:style-name="ce20">
            <text:p><text:s/>23.204,2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6351" table:style-name="ce24">
            <text:p>16351</text:p>
          </table:table-cell>
          <table:table-cell office:value-type="string" table:style-name="ce24">
            <text:p>JOSE RUY DA SILVEIRA LINO FI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9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716.4799999999996" table:style-name="ce20">
            <text:p><text:s/>4.716,48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547.61" table:style-name="ce20">
            <text:p><text:s/>43.547,61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343.01" table:style-name="ce22">
            <text:p><text:s/>8.343,0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6933.73" table:style-name="ce20">
            <text:p><text:s/>16.933,73<text:s/></text:p>
          </table:table-cell>
          <table:table-cell office:value-type="float" office:value="26613.88" table:style-name="ce20">
            <text:p><text:s/>26.613,8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783" table:style-name="ce24">
            <text:p>5783</text:p>
          </table:table-cell>
          <table:table-cell office:value-type="string" table:style-name="ce24">
            <text:p>JULEANDRO MARTINS DE OLIVEIRA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UNIDADE ADMINISTRATIVA DE XAPURI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105.27" table:style-name="ce22">
            <text:p><text:s/>7.105,2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546.51" table:style-name="ce22">
            <text:p><text:s/>3.546,51<text:s/></text:p>
          </table:table-cell>
          <table:table-cell office:value-type="float" office:value="14908.39" table:style-name="ce20">
            <text:p><text:s/>14.908,39<text:s/></text:p>
          </table:table-cell>
          <table:table-cell office:value-type="float" office:value="23350.02" table:style-name="ce20">
            <text:p><text:s/>23.350,02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4741" table:style-name="ce24">
            <text:p>54741</text:p>
          </table:table-cell>
          <table:table-cell office:value-type="string" table:style-name="ce24">
            <text:p>JULIANA BARBOSA HOFF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3 PROMOTORIA CRIMINAL DE CRUZEIRO DO SU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1">
            <text:p><text:s/>5.053,37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87.7900000000009" table:style-name="ce22">
            <text:p><text:s/>8.487,7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7078.509999999998" table:style-name="ce20">
            <text:p><text:s/>17.078,51<text:s/></text:p>
          </table:table-cell>
          <table:table-cell office:value-type="float" office:value="26805.99" table:style-name="ce20">
            <text:p><text:s/>26.805,9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6211" table:style-name="ce24">
            <text:p>56211</text:p>
          </table:table-cell>
          <table:table-cell office:value-type="string" table:style-name="ce24">
            <text:p>JULIO CESAR DE MEDEIROS SILVA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1 PROM ESPEC DE DEF CRIANCA E ADOLESCENTE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5217.97" table:style-name="ce20">
            <text:p><text:s/>35.217,97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5736" table:style-name="ce22">
            <text:p><text:s/>5.736,0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5168.75" table:style-name="ce22">
            <text:p><text:s/>5.168,75<text:s/></text:p>
          </table:table-cell>
          <table:table-cell office:value-type="float" office:value="15161.36" table:style-name="ce20">
            <text:p><text:s/>15.161,36<text:s/></text:p>
          </table:table-cell>
          <table:table-cell office:value-type="float" office:value="20056.61" table:style-name="ce20">
            <text:p><text:s/>20.056,61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7521" table:style-name="ce24">
            <text:p>7521</text:p>
          </table:table-cell>
          <table:table-cell office:value-type="string" table:style-name="ce24">
            <text:p>KATIA REJANE DE ARAUJO RODRIGUES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PROCURADORIA GERAL DE JUSTICA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0638.67" table:style-name="ce20">
            <text:p><text:s/>10.638,6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964.71" table:style-name="ce20">
            <text:p><text:s/>4.964,71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56384.93" table:style-name="ce20">
            <text:p><text:s/>56.384,93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9936.2999999999993" table:style-name="ce22">
            <text:p><text:s/>9.936,30<text:s/></text:p>
          </table:table-cell>
          <table:table-cell office:value-type="float" office:value="6807.57" table:style-name="ce22">
            <text:p><text:s/>6.807,57<text:s/></text:p>
          </table:table-cell>
          <table:table-cell office:value-type="float" office:value="4428.1499999999996" table:style-name="ce22">
            <text:p><text:s/>4.428,15<text:s/></text:p>
          </table:table-cell>
          <table:table-cell office:value-type="float" office:value="26136.73" table:style-name="ce20">
            <text:p><text:s/>26.136,73<text:s/></text:p>
          </table:table-cell>
          <table:table-cell office:value-type="float" office:value="30248.2" table:style-name="ce20">
            <text:p><text:s/>30.248,20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02" table:style-name="ce24">
            <text:p>43702</text:p>
          </table:table-cell>
          <table:table-cell office:value-type="string" table:style-name="ce24">
            <text:p>LAURA CRISTINA DE ALMEIDA MIRAND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2 PROM JUST ESP DE DEFESA DO PATRIM PUBLICO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098.12" table:style-name="ce22">
            <text:p><text:s/>7.098,1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5688.84" table:style-name="ce20">
            <text:p><text:s/>15.688,84<text:s/></text:p>
          </table:table-cell>
          <table:table-cell office:value-type="float" office:value="23142.29" table:style-name="ce20">
            <text:p><text:s/>23.142,2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7001" table:style-name="ce24">
            <text:p>37001</text:p>
          </table:table-cell>
          <table:table-cell office:value-type="string" table:style-name="ce24">
            <text:p>LEANDRO PORTELA STEFFEN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 ESP DIREITOS HUMANOS E CIDADANI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38742.480000000003" table:style-name="ce20">
            <text:p><text:s/>38.742,48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82626.98" table:style-name="ce20">
            <text:p><text:s/>82.626,98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6871.32" table:style-name="ce22">
            <text:p><text:s/>16.871,3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113.85" table:style-name="ce22">
            <text:p><text:s/>2.113,85<text:s/></text:p>
          </table:table-cell>
          <table:table-cell office:value-type="float" office:value="28418.11" table:style-name="ce20">
            <text:p><text:s/>28.418,11<text:s/></text:p>
          </table:table-cell>
          <table:table-cell office:value-type="float" office:value="54208.87" table:style-name="ce20">
            <text:p><text:s/>54.208,8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811" table:style-name="ce24">
            <text:p>43811</text:p>
          </table:table-cell>
          <table:table-cell office:value-type="string" table:style-name="ce24">
            <text:p>LEONARDO HONORATO SANTO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 ESP DEF DA CRIANCA E ADOLESCENTE CRZ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.91" table:style-name="ce20">
            <text:p><text:s/>3.368,9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200.04" table:style-name="ce20">
            <text:p><text:s/>42.200,04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972.43" table:style-name="ce22">
            <text:p><text:s/>7.972,43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368.91" table:style-name="ce22">
            <text:p><text:s/>3.368,91<text:s/></text:p>
          </table:table-cell>
          <table:table-cell office:value-type="float" office:value="16057.81" table:style-name="ce20">
            <text:p><text:s/>16.057,81<text:s/></text:p>
          </table:table-cell>
          <table:table-cell office:value-type="float" office:value="26142.23" table:style-name="ce20">
            <text:p><text:s/>26.142,2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6181" table:style-name="ce24">
            <text:p>56181</text:p>
          </table:table-cell>
          <table:table-cell office:value-type="string" table:style-name="ce24">
            <text:p>LUANA DINIZ LIRIO MACIEL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DE JUSTICA CRIMINAL DE TARAUAC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.91" table:style-name="ce20">
            <text:p><text:s/>3.368,9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200.04" table:style-name="ce20">
            <text:p><text:s/>42.200,04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024.57" table:style-name="ce22">
            <text:p><text:s/>8.024,5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6615.29" table:style-name="ce20">
            <text:p><text:s/>16.615,29<text:s/></text:p>
          </table:table-cell>
          <table:table-cell office:value-type="float" office:value="25584.75" table:style-name="ce20">
            <text:p><text:s/>25.584,7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7001" table:style-name="ce24">
            <text:p>47001</text:p>
          </table:table-cell>
          <table:table-cell office:value-type="string" table:style-name="ce24">
            <text:p>LUIS HENRIQUE CORREA ROLIM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CIVEL DE SENA MADUREIR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5664.12" table:style-name="ce22">
            <text:p><text:s/>5.664,1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4636.59" table:style-name="ce22">
            <text:p><text:s/>14.636,59<text:s/></text:p>
          </table:table-cell>
          <table:table-cell office:value-type="float" office:value="25017.18" table:style-name="ce20">
            <text:p><text:s/>25.017,18<text:s/></text:p>
          </table:table-cell>
          <table:table-cell office:value-type="float" office:value="13813.95" table:style-name="ce20">
            <text:p><text:s/>13.813,9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5931" table:style-name="ce24">
            <text:p>55931</text:p>
          </table:table-cell>
          <table:table-cell office:value-type="string" table:style-name="ce24">
            <text:p>MANUELA CANUTO DE SANTANA FARHAT</text:p>
          </table:table-cell>
          <table:table-cell office:value-type="string" table:style-name="ce24">
            <text:p>PROMOTOR DE JUSTICA DE ENTRANCIA INICIAL</text:p>
          </table:table-cell>
          <table:table-cell office:value-type="string" table:style-name="ce24">
            <text:p>PROMOTORIA DE JUSTICA CUMULATIVA DE MANOEL URBANO</text:p>
          </table:table-cell>
          <table:table-cell office:value-type="string" table:style-name="ce24">
            <text:p>MEMBROS PROMOTORES</text:p>
          </table:table-cell>
          <table:table-cell office:value-type="float" office:value="32004.65" table:style-name="ce25">
            <text:p><text:s/>32.004,6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200.47" table:style-name="ce20">
            <text:p><text:s/>3.200,4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973.58" table:style-name="ce20">
            <text:p><text:s/>4.973,58<text:s/></text:p>
          </table:table-cell>
          <table:table-cell office:value-type="float" office:value="40178.699999999997" table:style-name="ce20">
            <text:p><text:s/>40.178,70<text:s/></text:p>
          </table:table-cell>
          <table:table-cell office:value-type="float" office:value="4480.6499999999996" table:style-name="ce22">
            <text:p><text:s/>4.480,65<text:s/></text:p>
          </table:table-cell>
          <table:table-cell office:value-type="float" office:value="7527.73" table:style-name="ce22">
            <text:p><text:s/>7.527,73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97.94" table:style-name="ce22">
            <text:p><text:s/>297,94<text:s/></text:p>
          </table:table-cell>
          <table:table-cell office:value-type="float" office:value="12306.32" table:style-name="ce20">
            <text:p><text:s/>12.306,32<text:s/></text:p>
          </table:table-cell>
          <table:table-cell office:value-type="float" office:value="27872.38" table:style-name="ce20">
            <text:p><text:s/>27.872,3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682" table:style-name="ce24">
            <text:p>43682</text:p>
          </table:table-cell>
          <table:table-cell office:value-type="string" table:style-name="ce24">
            <text:p>MARCELA CRISTINA OZORI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5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38742.480000000003" table:style-name="ce20">
            <text:p><text:s/>38.742,48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82626.98" table:style-name="ce20">
            <text:p><text:s/>82.626,98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6767.04" table:style-name="ce22">
            <text:p><text:s/>16.767,0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30074.23" table:style-name="ce20">
            <text:p><text:s/>30.074,23<text:s/></text:p>
          </table:table-cell>
          <table:table-cell office:value-type="float" office:value="52552.75" table:style-name="ce20">
            <text:p><text:s/>52.552,7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0921" table:style-name="ce24">
            <text:p>40921</text:p>
          </table:table-cell>
          <table:table-cell office:value-type="string" table:style-name="ce24">
            <text:p>MARCO AURELIO RIBEIR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8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133.16" table:style-name="ce22">
            <text:p><text:s/>8.133,1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425.62" table:style-name="ce22">
            <text:p><text:s/>3.425,62<text:s/></text:p>
          </table:table-cell>
          <table:table-cell office:value-type="float" office:value="16275.25" table:style-name="ce20">
            <text:p><text:s/>16.275,25<text:s/></text:p>
          </table:table-cell>
          <table:table-cell office:value-type="float" office:value="27609.25" table:style-name="ce20">
            <text:p><text:s/>27.609,2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1081" table:style-name="ce24">
            <text:p>41081</text:p>
          </table:table-cell>
          <table:table-cell office:value-type="string" table:style-name="ce24">
            <text:p>MARCOS ANTONIO GALIN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3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6941.7" table:style-name="ce22">
            <text:p><text:s/>6.941,7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368.91" table:style-name="ce22">
            <text:p><text:s/>3.368,91<text:s/></text:p>
          </table:table-cell>
          <table:table-cell office:value-type="float" office:value="15027.08" table:style-name="ce20">
            <text:p><text:s/>15.027,08<text:s/></text:p>
          </table:table-cell>
          <table:table-cell office:value-type="float" office:value="23804.05" table:style-name="ce20">
            <text:p><text:s/>23.804,0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841" table:style-name="ce24">
            <text:p>43841</text:p>
          </table:table-cell>
          <table:table-cell office:value-type="string" table:style-name="ce24">
            <text:p>MARIA FATIMA RIBEIRO TEIXEIR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ESP DO CONTROLE EXTERNO<text:s/>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87.7900000000009" table:style-name="ce22">
            <text:p><text:s/>8.487,7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924.25" table:style-name="ce22">
            <text:p><text:s/>3.924,25<text:s/></text:p>
          </table:table-cell>
          <table:table-cell office:value-type="float" office:value="17128.509999999998" table:style-name="ce20">
            <text:p><text:s/>17.128,51<text:s/></text:p>
          </table:table-cell>
          <table:table-cell office:value-type="float" office:value="26755.99" table:style-name="ce20">
            <text:p><text:s/>26.755,9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6971" table:style-name="ce24">
            <text:p>36971</text:p>
          </table:table-cell>
          <table:table-cell office:value-type="string" table:style-name="ce24">
            <text:p>MARIANO JEORGE DE SOUSA MEL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045.98" table:style-name="ce22">
            <text:p><text:s/>7.045,9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7465.08" table:style-name="ce22">
            <text:p><text:s/>7.465,08<text:s/></text:p>
          </table:table-cell>
          <table:table-cell office:value-type="float" office:value="19227.53" table:style-name="ce20">
            <text:p><text:s/>19.227,53<text:s/></text:p>
          </table:table-cell>
          <table:table-cell office:value-type="float" office:value="19603.599999999999" table:style-name="ce20">
            <text:p><text:s/>19.603,60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3681" table:style-name="ce24">
            <text:p>13681</text:p>
          </table:table-cell>
          <table:table-cell office:value-type="string" table:style-name="ce24">
            <text:p>MERI CRISTINA AMARAL GONCALVE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 ESP MEIO AMBIENTE BAIXO ACRE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4800" table:style-name="ce21">
            <text:p><text:s/>14.800,00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53631.13" table:style-name="ce20">
            <text:p><text:s/>53.631,13<text:s/></text:p>
          </table:table-cell>
          <table:table-cell office:value-type="float" office:value="6788.47" table:style-name="ce22">
            <text:p><text:s/>6.788,47<text:s/></text:p>
          </table:table-cell>
          <table:table-cell office:value-type="float" office:value="9624.68" table:style-name="ce22">
            <text:p><text:s/>9.624,6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5130.25" table:style-name="ce22">
            <text:p><text:s/>5.130,25<text:s/></text:p>
          </table:table-cell>
          <table:table-cell office:value-type="float" office:value="21543.4" table:style-name="ce20">
            <text:p><text:s/>21.543,40<text:s/></text:p>
          </table:table-cell>
          <table:table-cell office:value-type="float" office:value="32087.73" table:style-name="ce20">
            <text:p><text:s/>32.087,7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6781" table:style-name="ce24">
            <text:p>16781</text:p>
          </table:table-cell>
          <table:table-cell office:value-type="string" table:style-name="ce24">
            <text:p>MYRNA TEIXEIRA MENDOZ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OTORIA ESP DE DEFESA DO PATRIMONIO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716.4799999999996" table:style-name="ce20">
            <text:p><text:s/>4.716,48<text:s/></text:p>
          </table:table-cell>
          <table:table-cell office:value-type="float" office:value="1500" table:style-name="ce21">
            <text:p><text:s/>1.500,00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50100.98" table:style-name="ce20">
            <text:p><text:s/>50.100,98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9784.82" table:style-name="ce22">
            <text:p><text:s/>9.784,8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0177.87" table:style-name="ce22">
            <text:p><text:s/>20.177,87<text:s/></text:p>
          </table:table-cell>
          <table:table-cell office:value-type="float" office:value="34679.160000000003" table:style-name="ce20">
            <text:p><text:s/>34.679,16<text:s/></text:p>
          </table:table-cell>
          <table:table-cell office:value-type="float" office:value="15421.82" table:style-name="ce20">
            <text:p><text:s/>15.421,82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8761" table:style-name="ce24">
            <text:p>38761</text:p>
          </table:table-cell>
          <table:table-cell office:value-type="string" table:style-name="ce24">
            <text:p>NELMA ARAUJO MELO DE SIQUEIR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38742.480000000003" table:style-name="ce20">
            <text:p><text:s/>38.742,48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9432.9500000000007" table:style-name="ce20">
            <text:p><text:s/>9.432,95<text:s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92059.93" table:style-name="ce20">
            <text:p><text:s/>92.059,93<text:s/></text:p>
          </table:table-cell>
          <table:table-cell office:value-type="float" office:value="9432.94" table:style-name="ce22">
            <text:p><text:s/>9.432,94<text:s/></text:p>
          </table:table-cell>
          <table:table-cell office:value-type="float" office:value="19256.82" table:style-name="ce22">
            <text:p><text:s/>19.256,8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274.5200000000004" table:style-name="ce22">
            <text:p><text:s/>4.274,52<text:s/></text:p>
          </table:table-cell>
          <table:table-cell office:value-type="float" office:value="32964.28" table:style-name="ce20">
            <text:p><text:s/>32.964,28<text:s/></text:p>
          </table:table-cell>
          <table:table-cell office:value-type="float" office:value="59095.65" table:style-name="ce20">
            <text:p><text:s/>59.095,6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4731" table:style-name="ce24">
            <text:p>54731</text:p>
          </table:table-cell>
          <table:table-cell office:value-type="string" table:style-name="ce24">
            <text:p>OCIMAR DA SILVA SALES JUNIOR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 PROMOTORIA DE JUSTICA CIVEL DE CRUZEIRO DO SU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2526.6799999999998" table:style-name="ce21">
            <text:p><text:s/>2.526,68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1357.81" table:style-name="ce20">
            <text:p><text:s/>41.357,81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688.68" table:style-name="ce22">
            <text:p><text:s/>7.688,6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634.3900000000003" table:style-name="ce22">
            <text:p><text:s/>4.634,39<text:s/></text:p>
          </table:table-cell>
          <table:table-cell office:value-type="float" office:value="17039.54" table:style-name="ce20">
            <text:p><text:s/>17.039,54<text:s/></text:p>
          </table:table-cell>
          <table:table-cell office:value-type="float" office:value="24318.27" table:style-name="ce20">
            <text:p><text:s/>24.318,2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1041" table:style-name="ce24">
            <text:p>11041</text:p>
          </table:table-cell>
          <table:table-cell office:value-type="string" table:style-name="ce24">
            <text:p>OSWALDO D ALBUQUERQUE LIMA NETO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4 PROCURADORIA DE JUSTICA CRIMIN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40781.550000000003" table:style-name="ce20">
            <text:p><text:s/>40.781,55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7517.46" table:style-name="ce22">
            <text:p><text:s/>7.517,4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252.01" table:style-name="ce22">
            <text:p><text:s/>4.252,01<text:s/></text:p>
          </table:table-cell>
          <table:table-cell office:value-type="float" office:value="16734.18" table:style-name="ce20">
            <text:p><text:s/>16.734,18<text:s/></text:p>
          </table:table-cell>
          <table:table-cell office:value-type="float" office:value="24047.37" table:style-name="ce20">
            <text:p><text:s/>24.047,3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6551" table:style-name="ce24">
            <text:p>6551</text:p>
          </table:table-cell>
          <table:table-cell office:value-type="string" table:style-name="ce24">
            <text:p>PATRICIA DE AMORIM REGO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3 PROCURADORIA DE JUSTICA CRIMINAL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40781.550000000003" table:style-name="ce20">
            <text:p><text:s/>40.781,5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86882.43" table:style-name="ce20">
            <text:p><text:s/>86.882,43<text:s/></text:p>
          </table:table-cell>
          <table:table-cell office:value-type="float" office:value="9929.42" table:style-name="ce22">
            <text:p><text:s/>9.929,42<text:s/></text:p>
          </table:table-cell>
          <table:table-cell office:value-type="float" office:value="16829.2" table:style-name="ce22">
            <text:p><text:s/>16.829,20<text:s/></text:p>
          </table:table-cell>
          <table:table-cell office:value-type="float" office:value="2976.46" table:style-name="ce22">
            <text:p><text:s/>2.976,46<text:s/></text:p>
          </table:table-cell>
          <table:table-cell office:value-type="float" office:value="13639.98" table:style-name="ce22">
            <text:p><text:s/>13.639,98<text:s/></text:p>
          </table:table-cell>
          <table:table-cell office:value-type="float" office:value="43375.06" table:style-name="ce20">
            <text:p><text:s/>43.375,06<text:s/></text:p>
          </table:table-cell>
          <table:table-cell office:value-type="float" office:value="43507.37" table:style-name="ce20">
            <text:p><text:s/>43.507,3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851" table:style-name="ce24">
            <text:p>43851</text:p>
          </table:table-cell>
          <table:table-cell office:value-type="string" table:style-name="ce24">
            <text:p>PATRICIA PAULA DOS SANTOS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2 PROM JUST ESP DE DEFESA DO PATRIM PUBLICO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35.66" table:style-name="ce22">
            <text:p><text:s/>8.435,6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368.91" table:style-name="ce22">
            <text:p><text:s/>3.368,91<text:s/></text:p>
          </table:table-cell>
          <table:table-cell office:value-type="float" office:value="16521.04" table:style-name="ce20">
            <text:p><text:s/>16.521,04<text:s/></text:p>
          </table:table-cell>
          <table:table-cell office:value-type="float" office:value="27363.46" table:style-name="ce20">
            <text:p><text:s/>27.363,4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7811" table:style-name="ce24">
            <text:p>57811</text:p>
          </table:table-cell>
          <table:table-cell office:value-type="string" table:style-name="ce24">
            <text:p>PAULIANE MEZABARBA SANCHES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UNIDADE ADMINISTRATIVA DE MANUEL URBANO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053.13" table:style-name="ce22">
            <text:p><text:s/>7.053,13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906.51" table:style-name="ce22">
            <text:p><text:s/>2.906,51<text:s/></text:p>
          </table:table-cell>
          <table:table-cell office:value-type="float" office:value="14216.25" table:style-name="ce20">
            <text:p><text:s/>14.216,25<text:s/></text:p>
          </table:table-cell>
          <table:table-cell office:value-type="float" office:value="24042.16" table:style-name="ce20">
            <text:p><text:s/>24.042,1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9762" table:style-name="ce24">
            <text:p>49762</text:p>
          </table:table-cell>
          <table:table-cell office:value-type="string" table:style-name="ce24">
            <text:p>RAFAEL MACIEL DA SILV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DE JUSTICA CUMULATIVA DE FEIJO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.91" table:style-name="ce20">
            <text:p><text:s/>3.368,9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200.04" table:style-name="ce20">
            <text:p><text:s/>42.200,04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024.57" table:style-name="ce22">
            <text:p><text:s/>8.024,5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634.3900000000003" table:style-name="ce22">
            <text:p><text:s/>4.634,39<text:s/></text:p>
          </table:table-cell>
          <table:table-cell office:value-type="float" office:value="17375.43" table:style-name="ce20">
            <text:p><text:s/>17.375,43<text:s/></text:p>
          </table:table-cell>
          <table:table-cell office:value-type="float" office:value="24824.61" table:style-name="ce20">
            <text:p><text:s/>24.824,61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3921" table:style-name="ce24">
            <text:p>13921</text:p>
          </table:table-cell>
          <table:table-cell office:value-type="string" table:style-name="ce24">
            <text:p>RICARDO COELHO DE CARVA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 JUST ESP DE DEF DA EDUCACAO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4800" table:style-name="ce21">
            <text:p><text:s/>14.800,00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53631.13" table:style-name="ce20">
            <text:p><text:s/>53.631,13<text:s/></text:p>
          </table:table-cell>
          <table:table-cell office:value-type="float" office:value="6788.47" table:style-name="ce22">
            <text:p><text:s/>6.788,47<text:s/></text:p>
          </table:table-cell>
          <table:table-cell office:value-type="float" office:value="9624.68" table:style-name="ce22">
            <text:p><text:s/>9.624,68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0749.22" table:style-name="ce22">
            <text:p><text:s/>10.749,22<text:s/></text:p>
          </table:table-cell>
          <table:table-cell office:value-type="float" office:value="27162.37" table:style-name="ce20">
            <text:p><text:s/>27.162,37<text:s/></text:p>
          </table:table-cell>
          <table:table-cell office:value-type="float" office:value="26468.76" table:style-name="ce20">
            <text:p><text:s/>26.468,7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7601" table:style-name="ce24">
            <text:p>7601</text:p>
          </table:table-cell>
          <table:table-cell office:value-type="string" table:style-name="ce24">
            <text:p>RITA DE CASSIA NOGUEIRA LIMA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2 PROCURADORIA DE JUSTICA ESPECIALIZADA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964.71" table:style-name="ce20">
            <text:p><text:s/>4.964,71<text:s/></text:p>
          </table:table-cell>
          <table:table-cell office:value-type="float" office:value="1500" table:style-name="ce21">
            <text:p><text:s/>1.500,00<text:s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52565.59" table:style-name="ce20">
            <text:p><text:s/>52.565,59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9936.2999999999993" table:style-name="ce22">
            <text:p><text:s/>9.936,30<text:s/></text:p>
          </table:table-cell>
          <table:table-cell office:value-type="float" office:value="1488.23" table:style-name="ce22">
            <text:p><text:s/>1.488,23<text:s/></text:p>
          </table:table-cell>
          <table:table-cell office:value-type="float" office:value="12566.37" table:style-name="ce22">
            <text:p><text:s/>12.566,37<text:s/></text:p>
          </table:table-cell>
          <table:table-cell office:value-type="float" office:value="28955.61" table:style-name="ce20">
            <text:p><text:s/>28.955,61<text:s/></text:p>
          </table:table-cell>
          <table:table-cell office:value-type="float" office:value="23609.98" table:style-name="ce20">
            <text:p><text:s/>23.609,9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6381" table:style-name="ce24">
            <text:p>36381</text:p>
          </table:table-cell>
          <table:table-cell office:value-type="string" table:style-name="ce24">
            <text:p>RODRIGO CURTI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SECRETARIA GERAL DO MPAC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487.7900000000009" table:style-name="ce22">
            <text:p><text:s/>8.487,79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506.5" table:style-name="ce22">
            <text:p><text:s/>2.506,50<text:s/></text:p>
          </table:table-cell>
          <table:table-cell office:value-type="float" office:value="15710.76" table:style-name="ce20">
            <text:p><text:s/>15.710,76<text:s/></text:p>
          </table:table-cell>
          <table:table-cell office:value-type="float" office:value="28173.74" table:style-name="ce20">
            <text:p><text:s/>28.173,74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911" table:style-name="ce24">
            <text:p>43911</text:p>
          </table:table-cell>
          <table:table-cell office:value-type="string" table:style-name="ce24">
            <text:p>RODRIGO FONTOURA DE CARVA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CUMULATIVA DE EPITACIOLANDI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.91" table:style-name="ce20">
            <text:p><text:s/>3.368,9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200.04" table:style-name="ce20">
            <text:p><text:s/>42.200,04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024.57" table:style-name="ce22">
            <text:p><text:s/>8.024,5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6615.29" table:style-name="ce20">
            <text:p><text:s/>16.615,29<text:s/></text:p>
          </table:table-cell>
          <table:table-cell office:value-type="float" office:value="25584.75" table:style-name="ce20">
            <text:p><text:s/>25.584,7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7191" table:style-name="ce24">
            <text:p>37191</text:p>
          </table:table-cell>
          <table:table-cell office:value-type="string" table:style-name="ce24">
            <text:p>ROGERIO VOLTOLINI MUNOZ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7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874.25" table:style-name="ce21">
            <text:p><text:s/>3.874,25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705.38" table:style-name="ce20">
            <text:p><text:s/>42.705,38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059.26" table:style-name="ce22">
            <text:p><text:s/>8.059,26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8277.7800000000007" table:style-name="ce22">
            <text:p><text:s/>8.277,78<text:s/></text:p>
          </table:table-cell>
          <table:table-cell office:value-type="float" office:value="21053.51" table:style-name="ce20">
            <text:p><text:s/>21.053,51<text:s/></text:p>
          </table:table-cell>
          <table:table-cell office:value-type="float" office:value="21651.87" table:style-name="ce20">
            <text:p><text:s/>21.651,8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6431" table:style-name="ce24">
            <text:p>16431</text:p>
          </table:table-cell>
          <table:table-cell office:value-type="string" table:style-name="ce24">
            <text:p>ROMEU CORDEIRO BARBOSA FI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9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4716.4799999999996" table:style-name="ce20">
            <text:p><text:s/>4.716,48<text:s/></text:p>
          </table:table-cell>
          <table:table-cell office:value-type="float" office:value="6744.44" table:style-name="ce21">
            <text:p><text:s/>6.744,44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50292.05" table:style-name="ce20">
            <text:p><text:s/>50.292,05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9680.5499999999993" table:style-name="ce22">
            <text:p><text:s/>9.680,55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860.71" table:style-name="ce22">
            <text:p><text:s/>4.860,71<text:s/></text:p>
          </table:table-cell>
          <table:table-cell office:value-type="float" office:value="19257.73" table:style-name="ce20">
            <text:p><text:s/>19.257,73<text:s/></text:p>
          </table:table-cell>
          <table:table-cell office:value-type="float" office:value="31034.32" table:style-name="ce20">
            <text:p><text:s/>31.034,32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6801" table:style-name="ce24">
            <text:p>6801</text:p>
          </table:table-cell>
          <table:table-cell office:value-type="string" table:style-name="ce24">
            <text:p>SAMMY BARBOSA LOPES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PROC GERAL ADJUNTA PARA ASSUNTOS JURIDICOS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7092.44" table:style-name="ce20">
            <text:p><text:s/>7.092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47873.99" table:style-name="ce20">
            <text:p><text:s/>47.873,99<text:s/></text:p>
          </table:table-cell>
          <table:table-cell office:value-type="float" office:value="4964.71" table:style-name="ce22">
            <text:p><text:s/>4.964,71<text:s/></text:p>
          </table:table-cell>
          <table:table-cell office:value-type="float" office:value="8518.8700000000008" table:style-name="ce22">
            <text:p><text:s/>8.518,87<text:s/></text:p>
          </table:table-cell>
          <table:table-cell office:value-type="float" office:value="3261.34" table:style-name="ce22">
            <text:p><text:s/>3.261,34<text:s/></text:p>
          </table:table-cell>
          <table:table-cell office:value-type="float" office:value="4178.96" table:style-name="ce22">
            <text:p><text:s/>4.178,96<text:s/></text:p>
          </table:table-cell>
          <table:table-cell office:value-type="float" office:value="20923.88" table:style-name="ce20">
            <text:p><text:s/>20.923,88<text:s/></text:p>
          </table:table-cell>
          <table:table-cell office:value-type="float" office:value="26950.11" table:style-name="ce20">
            <text:p><text:s/>26.950,11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161" table:style-name="ce24">
            <text:p>1161</text:p>
          </table:table-cell>
          <table:table-cell office:value-type="string" table:style-name="ce24">
            <text:p>SAMUEL MARTINS EVANGELISTA</text:p>
          </table:table-cell>
          <table:table-cell office:value-type="string" table:style-name="ce24">
            <text:p>INTEG DO QUADRO DE OUTRO ORGAO</text:p>
          </table:table-cell>
          <table:table-cell office:value-type="string" table:style-name="ce24">
            <text:p>PROCURADORIA GERAL DE JUSTICA</text:p>
          </table:table-cell>
          <table:table-cell office:value-type="string" table:style-name="ce24">
            <text:p>MEMBROS PROCURADORES</text:p>
          </table:table-cell>
          <table:table-cell office:value-type="float" office:value="0" table:style-name="ce25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0000" table:style-name="ce21">
            <text:p><text:s/>10.000,00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0000" table:style-name="ce20">
            <text:p><text:s/>10.000,00<text:s/></text:p>
          </table:table-cell>
          <table:table-cell office:value-type="float" office:value="1400" table:style-name="ce22">
            <text:p><text:s/>1.400,00<text:s/></text:p>
          </table:table-cell>
          <table:table-cell office:value-type="float" office:value="1495.64" table:style-name="ce22">
            <text:p><text:s/>1.495,6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895.64" table:style-name="ce20">
            <text:p><text:s/>2.895,64<text:s/></text:p>
          </table:table-cell>
          <table:table-cell office:value-type="float" office:value="7104.36" table:style-name="ce20">
            <text:p><text:s/>7.104,3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6511" table:style-name="ce24">
            <text:p>16511</text:p>
          </table:table-cell>
          <table:table-cell office:value-type="string" table:style-name="ce24">
            <text:p>SIBERMAN MADEIRA DE HOLANDA FI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4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383.52" table:style-name="ce22">
            <text:p><text:s/>8.383,5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5096.93" table:style-name="ce22">
            <text:p><text:s/>5.096,93<text:s/></text:p>
          </table:table-cell>
          <table:table-cell office:value-type="float" office:value="18196.919999999998" table:style-name="ce20">
            <text:p><text:s/>18.196,92<text:s/></text:p>
          </table:table-cell>
          <table:table-cell office:value-type="float" office:value="25687.58" table:style-name="ce20">
            <text:p><text:s/>25.687,58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6601" table:style-name="ce24">
            <text:p>16601</text:p>
          </table:table-cell>
          <table:table-cell office:value-type="string" table:style-name="ce24">
            <text:p>TALES FONSECA TRANIN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4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200.47" table:style-name="ce21">
            <text:p><text:s/>3.200,47<text:s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031.6" table:style-name="ce20">
            <text:p><text:s/>42.031,6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926.11" table:style-name="ce22">
            <text:p><text:s/>7.926,1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345.56" table:style-name="ce22">
            <text:p><text:s/>1.345,56<text:s/></text:p>
          </table:table-cell>
          <table:table-cell office:value-type="float" office:value="13988.14" table:style-name="ce20">
            <text:p><text:s/>13.988,14<text:s/></text:p>
          </table:table-cell>
          <table:table-cell office:value-type="float" office:value="28043.46" table:style-name="ce20">
            <text:p><text:s/>28.043,4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891" table:style-name="ce24">
            <text:p>43891</text:p>
          </table:table-cell>
          <table:table-cell office:value-type="string" table:style-name="ce24">
            <text:p>TEOTONIO RODRIGUES SOARES JUNIOR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5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383.52" table:style-name="ce22">
            <text:p><text:s/>8.383,5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122.79" table:style-name="ce22">
            <text:p><text:s/>4.122,79<text:s/></text:p>
          </table:table-cell>
          <table:table-cell office:value-type="float" office:value="17222.78" table:style-name="ce20">
            <text:p><text:s/>17.222,78<text:s/></text:p>
          </table:table-cell>
          <table:table-cell office:value-type="float" office:value="26661.72" table:style-name="ce20">
            <text:p><text:s/>26.661,72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4751" table:style-name="ce24">
            <text:p>54751</text:p>
          </table:table-cell>
          <table:table-cell office:value-type="string" table:style-name="ce24">
            <text:p>THALLES FERREIRA COST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CRIMINAL DE SENA MADUREIR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368.91" table:style-name="ce20">
            <text:p><text:s/>3.368,9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2200.04" table:style-name="ce20">
            <text:p><text:s/>42.200,04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024.57" table:style-name="ce22">
            <text:p><text:s/>8.024,5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11266.46" table:style-name="ce22">
            <text:p><text:s/>11.266,46<text:s/></text:p>
          </table:table-cell>
          <table:table-cell office:value-type="float" office:value="24007.5" table:style-name="ce20">
            <text:p><text:s/>24.007,50<text:s/></text:p>
          </table:table-cell>
          <table:table-cell office:value-type="float" office:value="18192.54" table:style-name="ce20">
            <text:p><text:s/>18.192,54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6191" table:style-name="ce24">
            <text:p>56191</text:p>
          </table:table-cell>
          <table:table-cell office:value-type="string" table:style-name="ce24">
            <text:p>THIAGO MARQUES SALOMAO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PROMOTORIA DE JUSTICA CIVEL DE BRASILEIA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5217.97" table:style-name="ce20">
            <text:p><text:s/>35.217,97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6217.01" table:style-name="ce22">
            <text:p><text:s/>6.217,01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796.51" table:style-name="ce22">
            <text:p><text:s/>3.796,51<text:s/></text:p>
          </table:table-cell>
          <table:table-cell office:value-type="float" office:value="14270.13" table:style-name="ce20">
            <text:p><text:s/>14.270,13<text:s/></text:p>
          </table:table-cell>
          <table:table-cell office:value-type="float" office:value="20947.84" table:style-name="ce20">
            <text:p><text:s/>20.947,84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941" table:style-name="ce24">
            <text:p>941</text:p>
          </table:table-cell>
          <table:table-cell office:value-type="string" table:style-name="ce24">
            <text:p>UBIRAJARA BRAGA DE ALBUQUERQUE</text:p>
          </table:table-cell>
          <table:table-cell office:value-type="string" table:style-name="ce24">
            <text:p>PROCURADOR DE JUSTICA</text:p>
          </table:table-cell>
          <table:table-cell office:value-type="string" table:style-name="ce24">
            <text:p>1 PROCURADORIA DE JUSTICA ESPECIALIZADA</text:p>
          </table:table-cell>
          <table:table-cell office:value-type="string" table:style-name="ce24">
            <text:p>MEMBROS PROCURADORES</text:p>
          </table:table-cell>
          <table:table-cell office:value-type="float" office:value="35462.22" table:style-name="ce25">
            <text:p><text:s/>35.462,22<text:s/></text:p>
          </table:table-cell>
          <table:table-cell office:value-type="float" office:value="2437.5" table:style-name="ce20">
            <text:p><text:s/>2.437,50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7377.96" table:style-name="ce20">
            <text:p><text:s/>7.377,96<text:s/></text:p>
          </table:table-cell>
          <table:table-cell office:value-type="float" office:value="14800" table:style-name="ce21">
            <text:p><text:s/>14.800,00<text:s/></text:p>
          </table:table-cell>
          <table:table-cell office:value-type="float" office:value="5319.33" table:style-name="ce20">
            <text:p><text:s/>5.319,33<text:s/></text:p>
          </table:table-cell>
          <table:table-cell office:value-type="float" office:value="65397.01" table:style-name="ce20">
            <text:p><text:s/>65.397,01<text:s/></text:p>
          </table:table-cell>
          <table:table-cell office:value-type="float" office:value="7377.96" table:style-name="ce22">
            <text:p><text:s/>7.377,96<text:s/></text:p>
          </table:table-cell>
          <table:table-cell office:value-type="float" office:value="9431.24" table:style-name="ce22">
            <text:p><text:s/>9.431,2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1451.759999999998" table:style-name="ce22">
            <text:p><text:s/>21.451,76<text:s/></text:p>
          </table:table-cell>
          <table:table-cell office:value-type="float" office:value="38260.959999999999" table:style-name="ce20">
            <text:p><text:s/>38.260,96<text:s/></text:p>
          </table:table-cell>
          <table:table-cell office:value-type="float" office:value="27136.05" table:style-name="ce20">
            <text:p><text:s/>27.136,0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56271" table:style-name="ce24">
            <text:p>56271</text:p>
          </table:table-cell>
          <table:table-cell office:value-type="string" table:style-name="ce24">
            <text:p>VANDERLEI BATISTA CERQUEIRA</text:p>
          </table:table-cell>
          <table:table-cell office:value-type="string" table:style-name="ce24">
            <text:p>PROMOTOR DE JUSTICA SUBSTITUTO</text:p>
          </table:table-cell>
          <table:table-cell office:value-type="string" table:style-name="ce24">
            <text:p>UNIDADE ADMINISTRATIVA DE ASSIS BRASIL</text:p>
          </table:table-cell>
          <table:table-cell office:value-type="string" table:style-name="ce24">
            <text:p>MEMBROS PROMOTORES</text:p>
          </table:table-cell>
          <table:table-cell office:value-type="float" office:value="30404.42" table:style-name="ce25">
            <text:p><text:s/>30.404,4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3040.44" table:style-name="ce20">
            <text:p><text:s/>3.040,4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4813.55" table:style-name="ce20">
            <text:p><text:s/>4.813,55<text:s/></text:p>
          </table:table-cell>
          <table:table-cell office:value-type="float" office:value="38258.410000000003" table:style-name="ce20">
            <text:p><text:s/>38.258,41<text:s/></text:p>
          </table:table-cell>
          <table:table-cell office:value-type="float" office:value="4256.6099999999997" table:style-name="ce22">
            <text:p><text:s/>4.256,61<text:s/></text:p>
          </table:table-cell>
          <table:table-cell office:value-type="float" office:value="7001" table:style-name="ce22">
            <text:p><text:s/>7.001,00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796.51" table:style-name="ce22">
            <text:p><text:s/>3.796,51<text:s/></text:p>
          </table:table-cell>
          <table:table-cell office:value-type="float" office:value="15054.12" table:style-name="ce20">
            <text:p><text:s/>15.054,12<text:s/></text:p>
          </table:table-cell>
          <table:table-cell office:value-type="float" office:value="23204.29" table:style-name="ce20">
            <text:p><text:s/>23.204,29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871" table:style-name="ce24">
            <text:p>43871</text:p>
          </table:table-cell>
          <table:table-cell office:value-type="string" table:style-name="ce24">
            <text:p>VANESSA DE MACEDO MUNIZ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 ESP DE EXEC MEDIDAS SOCIOEDUCATIVAS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383.52" table:style-name="ce22">
            <text:p><text:s/>8.383,5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224.25" table:style-name="ce22">
            <text:p><text:s/>4.224,25<text:s/></text:p>
          </table:table-cell>
          <table:table-cell office:value-type="float" office:value="17324.240000000002" table:style-name="ce20">
            <text:p><text:s/>17.324,24<text:s/></text:p>
          </table:table-cell>
          <table:table-cell office:value-type="float" office:value="26560.26" table:style-name="ce20">
            <text:p><text:s/>26.560,2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36701" table:style-name="ce24">
            <text:p>36701</text:p>
          </table:table-cell>
          <table:table-cell office:value-type="string" table:style-name="ce24">
            <text:p>VINICIUS MENANDRO EVANGELISTA DE SOUZ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 ESP DE DEFESA DA PESSOA IDOSA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5462.97" table:style-name="ce22">
            <text:p><text:s/>5.462,97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23595.14" table:style-name="ce22">
            <text:p><text:s/>23.595,14<text:s/></text:p>
          </table:table-cell>
          <table:table-cell office:value-type="float" office:value="33774.58" table:style-name="ce20">
            <text:p><text:s/>33.774,58<text:s/></text:p>
          </table:table-cell>
          <table:table-cell office:value-type="float" office:value="5056.55" table:style-name="ce20">
            <text:p><text:s/>5.056,55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13411" table:style-name="ce24">
            <text:p>13411</text:p>
          </table:table-cell>
          <table:table-cell office:value-type="string" table:style-name="ce24">
            <text:p>WALDIRENE OLIVEIRA DA CRUZ LIMA CORDEIRO</text:p>
          </table:table-cell>
          <table:table-cell office:value-type="string" table:style-name="ce24">
            <text:p>INTEG DO QUADRO DE OUTRO ORGAO</text:p>
          </table:table-cell>
          <table:table-cell office:value-type="string" table:style-name="ce24">
            <text:p>PROCURADORIA GERAL DE JUSTICA</text:p>
          </table:table-cell>
          <table:table-cell office:value-type="string" table:style-name="ce24">
            <text:p>MEMBROS PROMOTORES</text:p>
          </table:table-cell>
          <table:table-cell office:value-type="float" office:value="0" table:style-name="ce25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4800" table:style-name="ce21">
            <text:p><text:s/>14.800,00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4800" table:style-name="ce20">
            <text:p><text:s/>14.800,00<text:s/></text:p>
          </table:table-cell>
          <table:table-cell office:value-type="float" office:value="2072" table:style-name="ce22">
            <text:p><text:s/>2.072,00<text:s/></text:p>
          </table:table-cell>
          <table:table-cell office:value-type="float" office:value="2630.84" table:style-name="ce22">
            <text:p><text:s/>2.630,8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702.84" table:style-name="ce20">
            <text:p><text:s/>4.702,84<text:s/></text:p>
          </table:table-cell>
          <table:table-cell office:value-type="float" office:value="10097.16" table:style-name="ce20">
            <text:p><text:s/>10.097,16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672" table:style-name="ce24">
            <text:p>43672</text:p>
          </table:table-cell>
          <table:table-cell office:value-type="string" table:style-name="ce24">
            <text:p>WALTER TEIXEIRA FILH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PROMOTORIA CRIMINAL DE SENADOR GUIOMARD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38831.129999999997" table:style-name="ce20">
            <text:p><text:s/>38.831,13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7098.12" table:style-name="ce22">
            <text:p><text:s/>7.098,1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368.91" table:style-name="ce22">
            <text:p><text:s/>3.368,91<text:s/></text:p>
          </table:table-cell>
          <table:table-cell office:value-type="float" office:value="15183.5" table:style-name="ce20">
            <text:p><text:s/>15.183,50<text:s/></text:p>
          </table:table-cell>
          <table:table-cell office:value-type="float" office:value="23647.63" table:style-name="ce20">
            <text:p><text:s/>23.647,63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791" table:style-name="ce24">
            <text:p>43791</text:p>
          </table:table-cell>
          <table:table-cell office:value-type="string" table:style-name="ce24">
            <text:p>WASHINGTON NILTON MEDEIROS MOREIRA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12 PROMOTORIA DE JUSTICA CRIMINA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279.24" table:style-name="ce22">
            <text:p><text:s/>8.279,24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4216.82" table:style-name="ce22">
            <text:p><text:s/>4.216,82<text:s/></text:p>
          </table:table-cell>
          <table:table-cell office:value-type="float" office:value="17212.53" table:style-name="ce20">
            <text:p><text:s/>17.212,53<text:s/></text:p>
          </table:table-cell>
          <table:table-cell office:value-type="float" office:value="26671.97" table:style-name="ce20">
            <text:p><text:s/>26.671,97<text:s/></text:p>
          </table:table-cell>
          <table:table-cell table:style-name="ce23"/>
          <table:table-cell table:number-columns-repeated="16363"/>
        </table:table-row>
        <table:table-row table:style-name="ro7">
          <table:table-cell office:value-type="float" office:value="43901" table:style-name="ce24">
            <text:p>43901</text:p>
          </table:table-cell>
          <table:table-cell office:value-type="string" table:style-name="ce24">
            <text:p>WENDY TAKAO HAMANO</text:p>
          </table:table-cell>
          <table:table-cell office:value-type="string" table:style-name="ce24">
            <text:p>PROMOTOR DE JUSTICA DE ENTRANCIA FINAL</text:p>
          </table:table-cell>
          <table:table-cell office:value-type="string" table:style-name="ce24">
            <text:p>6 PROMOTORIA DE JUSTICA CIVEL</text:p>
          </table:table-cell>
          <table:table-cell office:value-type="string" table:style-name="ce24">
            <text:p>MEMBROS PROMOTORES</text:p>
          </table:table-cell>
          <table:table-cell office:value-type="float" office:value="33689.11" table:style-name="ce25">
            <text:p><text:s/>33.689,1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053.37" table:style-name="ce20">
            <text:p><text:s/>5.053,37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1">
            <text:p><text:s/>-<text:s text:c="3"/></text:p>
          </table:table-cell>
          <table:table-cell office:value-type="float" office:value="5142.0200000000004" table:style-name="ce20">
            <text:p><text:s/>5.142,02<text:s/></text:p>
          </table:table-cell>
          <table:table-cell office:value-type="float" office:value="43884.5" table:style-name="ce20">
            <text:p><text:s/>43.884,50<text:s/></text:p>
          </table:table-cell>
          <table:table-cell office:value-type="float" office:value="4716.47" table:style-name="ce22">
            <text:p><text:s/>4.716,47<text:s/></text:p>
          </table:table-cell>
          <table:table-cell office:value-type="float" office:value="8383.52" table:style-name="ce22">
            <text:p><text:s/>8.383,52<text:s/></text:p>
          </table:table-cell>
          <table:table-cell office:value-type="float" office:value="0" table:style-name="ce22">
            <text:p><text:s/>-<text:s text:c="3"/></text:p>
          </table:table-cell>
          <table:table-cell office:value-type="float" office:value="3874.25" table:style-name="ce22">
            <text:p><text:s/>3.874,25<text:s/></text:p>
          </table:table-cell>
          <table:table-cell office:value-type="float" office:value="16974.240000000002" table:style-name="ce20">
            <text:p><text:s/>16.974,24<text:s/></text:p>
          </table:table-cell>
          <table:table-cell office:value-type="float" office:value="26910.26" table:style-name="ce20">
            <text:p><text:s/>26.910,26<text:s/></text:p>
          </table:table-cell>
          <table:table-cell table:style-name="ce23"/>
          <table:table-cell table:number-columns-repeated="16363"/>
        </table:table-row>
        <table:table-row table:style-name="ro7">
          <table:table-cell table:style-name="ce9"/>
          <table:table-cell office:value-type="string" table:number-columns-spanned="4" table:number-rows-spanned="1" table:style-name="ce42">
            <text:p>TOTAL GERAL</text:p>
          </table:table-cell>
          <table:covered-table-cell table:number-columns-repeated="3"/>
          <table:table-cell office:value-type="float" office:value="2719198.74" table:formula="of:=SUM([.F7:.F90])" table:style-name="ce26">
            <text:p><text:s/>2.719.198,74<text:s/></text:p>
          </table:table-cell>
          <table:table-cell office:value-type="float" office:value="6849.6" table:formula="of:=SUM([.G7:.G90])" table:style-name="ce27">
            <text:p><text:s/>6.849,60<text:s/></text:p>
          </table:table-cell>
          <table:table-cell office:value-type="float" office:value="202681.25999999995" table:formula="of:=SUM([.H7:.H90])" table:style-name="ce27">
            <text:p><text:s/>202.681,26<text:s/></text:p>
          </table:table-cell>
          <table:table-cell office:value-type="float" office:value="476867.78999999986" table:formula="of:=SUM([.I7:.I90])" table:style-name="ce27">
            <text:p><text:s/>476.867,79<text:s/></text:p>
          </table:table-cell>
          <table:table-cell office:value-type="float" office:value="0" table:formula="of:=SUM([.J7:.J90])" table:style-name="ce27">
            <text:p><text:s/>-<text:s text:c="3"/></text:p>
          </table:table-cell>
          <table:table-cell office:value-type="float" office:value="80824.040000000008" table:formula="of:=SUM([.K7:.K90])" table:style-name="ce27">
            <text:p><text:s/>80.824,04<text:s/></text:p>
          </table:table-cell>
          <table:table-cell office:value-type="float" office:value="193255.41999999998" table:formula="of:=SUM([.L7:.L90])" table:style-name="ce27">
            <text:p><text:s/>193.255,42<text:s/></text:p>
          </table:table-cell>
          <table:table-cell office:value-type="float" office:value="415541.69000000024" table:formula="of:=SUM([.M7:.M90])" table:style-name="ce27">
            <text:p><text:s/>415.541,69<text:s/></text:p>
          </table:table-cell>
          <table:table-cell office:value-type="float" office:value="4095218.5399999996" table:formula="of:=SUM([.N7:.N90])" table:style-name="ce27">
            <text:p><text:s/>4.095.218,54<text:s/></text:p>
          </table:table-cell>
          <table:table-cell office:value-type="float" office:value="458504.78999999928" table:formula="of:=SUM([.O7:.O90])" table:style-name="ce27">
            <text:p><text:s/>458.504,79<text:s/></text:p>
          </table:table-cell>
          <table:table-cell office:value-type="float" office:value="753895.98999999987" table:formula="of:=SUM([.P7:.P90])" table:style-name="ce27">
            <text:p><text:s/>753.895,99<text:s/></text:p>
          </table:table-cell>
          <table:table-cell office:value-type="float" office:value="31758.78" table:formula="of:=SUM([.Q7:.Q90])" table:style-name="ce27">
            <text:p><text:s/>31.758,78<text:s/></text:p>
          </table:table-cell>
          <table:table-cell office:value-type="float" office:value="599404.57000000007" table:formula="of:=SUM([.R7:.R90])" table:style-name="ce27">
            <text:p><text:s/>599.404,57<text:s/></text:p>
          </table:table-cell>
          <table:table-cell office:value-type="float" office:value="1843564.13" table:formula="of:=SUM([.S7:.S90])" table:style-name="ce27">
            <text:p><text:s/>1.843.564,13<text:s/></text:p>
          </table:table-cell>
          <table:table-cell office:value-type="float" office:value="2251654.41" table:formula="of:=SUM([.T7:.T90])" table:style-name="ce27">
            <text:p><text:s/>2.251.654,41<text:s/></text:p>
          </table:table-cell>
          <table:table-cell table:number-columns-repeated="2" table:style-name="ce5"/>
          <table:table-cell table:number-columns-repeated="16362"/>
        </table:table-row>
        <table:table-row table:style-name="ro7">
          <table:table-cell table:style-name="ce9"/>
          <table:table-cell office:value-type="string" table:style-name="ce17">
            <text:p>Data da última atualização: JANEIRO de 2021</text:p>
          </table:table-cell>
          <table:table-cell table:number-columns-repeated="3" table:style-name="ce13"/>
          <table:table-cell table:number-columns-repeated="15" table:style-name="ce10"/>
          <table:table-cell table:number-columns-repeated="2" table:style-name="ce5"/>
          <table:table-cell table:number-columns-repeated="16362"/>
        </table:table-row>
        <table:table-row table:style-name="ro7">
          <table:table-cell table:style-name="ce1"/>
          <table:table-cell table:style-name="ce6"/>
          <table:table-cell table:number-columns-repeated="12" table:style-name="ce7"/>
          <table:table-cell table:number-columns-repeated="5" table:style-name="ce6"/>
          <table:table-cell table:style-name="ce7"/>
          <table:table-cell table:number-columns-repeated="2" table:style-name="ce5"/>
          <table:table-cell table:number-columns-repeated="16362"/>
        </table:table-row>
        <table:table-row table:style-name="ro7">
          <table:table-cell table:style-name="ce1"/>
          <table:table-cell office:value-type="string" table:style-name="ce16">
            <text:p><text:span text:style-name="T5">1</text:span><text:span text:style-name="T4"><text:s/>Remuneração do cargo efetivo - Vencimento, GAMPU, V.P.I, Adicionais de Qualificação, G.A.E e G.A.S, além de outras desta natureza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2" table:style-name="ce5"/>
          <table:table-cell table:number-columns-repeated="16362"/>
        </table:table-row>
        <table:table-row table:style-name="ro7">
          <table:table-cell table:style-name="ce1"/>
          <table:table-cell office:value-type="string" table:style-name="ce16">
            <text:p><text:span text:style-name="T5">2</text:span><text:span text:style-name="T4"><text:s/>V.P.N.I., Adicional por tempo de serviço, quintos, décimos e vantagens decorrentes de sentença judicial ou extensão administrativa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2" table:style-name="ce5"/>
          <table:table-cell table:number-columns-repeated="16362"/>
        </table:table-row>
        <table:table-row table:style-name="ro7">
          <table:table-cell table:style-name="ce1"/>
          <table:table-cell office:value-type="string" table:style-name="ce16">
            <text:p><text:span text:style-name="T5">3</text:span><text:span text:style-name="T4"><text:s/>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2" table:style-name="ce5"/>
          <table:table-cell table:number-columns-repeated="16362"/>
        </table:table-row>
        <table:table-row table:style-name="ro7">
          <table:table-cell/>
          <table:table-cell office:value-type="string" table:style-name="ce16">
            <text:p><text:span text:style-name="T5">4</text:span><text:span text:style-name="T4"><text:s/>Parcelas da Gratificação Natalina (13º) pagas no mês corrente, ou no caso de vacância ou exoneração do servidor.</text:span></text:p>
          </table:table-cell>
          <table:table-cell table:number-columns-repeated="2" table:style-name="ce5"/>
          <table:table-cell table:style-name="ce8"/>
          <table:table-cell table:number-columns-repeated="6" table:style-name="ce7"/>
          <table:table-cell table:style-name="ce5"/>
          <table:table-cell table:number-columns-repeated="2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5</text:span><text:span text:style-name="T4"><text:s/>Adicional correspondente a 1/3 (um terço) da remuneração, pago ao servidor por ocasião das férias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6</text:span><text:span text:style-name="T4"><text:s/>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7</text:span><text:span text:style-name="T4"><text:s/>Valor total (somatório) das remunerações temporárias ou eventuais discriminadas na Tabela III.</text:span></text:p>
          </table:table-cell>
          <table:table-cell table:number-columns-repeated="2" table:style-name="ce5"/>
          <table:table-cell table:style-name="ce8"/>
          <table:table-cell table:number-columns-repeated="10" table:style-name="ce1"/>
          <table:table-cell table:number-columns-repeated="4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8</text:span><text:span text:style-name="T4"><text:s/>Valor total (somatório) das verbas indenizatórias discriminadas na Tabela III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9</text:span><text:span text:style-name="T4"><text:s/>Total dos rendimentos brutos pagos no mês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10</text:span><text:span text:style-name="T4"><text:s/>Contribuição Previdenciária Oficial (Plano de Seguridade Social do Servidor Público e Regime Geral de Previdência Social)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11</text:span><text:span text:style-name="T4"><text:s/>Imposto de Renda Retido na Fonte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12</text:span><text:span text:style-name="T4"><text:s/>Valor deduzido da remuneração básica bruta, quando esta ultrapassa o teto constitucional, nos termos da legislação correspondente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13</text:span><text:span text:style-name="T4"><text:s/>Total dos descontos efetuados no mês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office:value-type="string" table:style-name="ce16">
            <text:p><text:span text:style-name="T5">14</text:span><text:span text:style-name="T4"><text:s/>Rendimento líquido após os descontos referidos nos itens anteriores.</text:span></text:p>
          </table:table-cell>
          <table:table-cell table:number-columns-repeated="2" table:style-name="ce5"/>
          <table:table-cell table:style-name="ce8"/>
          <table:table-cell table:number-columns-repeated="9" table:style-name="ce7"/>
          <table:table-cell table:number-columns-repeated="5" table:style-name="ce6"/>
          <table:table-cell table:style-name="ce7"/>
          <table:table-cell table:number-columns-repeated="16364"/>
        </table:table-row>
        <table:table-row table:style-name="ro7">
          <table:table-cell/>
          <table:table-cell table:number-columns-repeated="13" table:style-name="ce5"/>
          <table:table-cell table:number-columns-repeated="5" table:style-name="ce1"/>
          <table:table-cell table:number-columns-repeated="3" table:style-name="ce5"/>
          <table:table-cell table:number-columns-repeated="16362"/>
        </table:table-row>
        <table:table-row table:style-name="ro7">
          <table:table-cell/>
          <table:table-cell table:style-name="ce1"/>
          <table:table-cell table:style-name="ce15"/>
          <table:table-cell table:number-columns-repeated="11" table:style-name="ce5"/>
          <table:table-cell table:number-columns-repeated="5" table:style-name="ce1"/>
          <table:table-cell table:number-columns-repeated="3" table:style-name="ce5"/>
          <table:table-cell table:number-columns-repeated="16362"/>
        </table:table-row>
        <table:table-row table:number-rows-repeated="104846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Franklin Gothic Medium Cond" svg:font-family="&quot;Franklin Gothic Medium Cond&quot;"/>
    <style:font-face style:name="Franklin Gothic Medium" svg:font-family="&quot;Franklin Gothic Medium&quot;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5"/>
  </office:styles>
  <office:automatic-styles>
    <style:page-layout style:name="pm1">
      <style:page-layout-properties fo:margin-top="0.511811023622047in" fo:margin-bottom="0.511811023622047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25in" fo:margin-right="0.25in" fo:margin-bottom="0in"/>
      </style:header-style>
      <style:footer-style>
        <style:header-footer-properties fo:min-height="0.238188976377953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mes Afonso Dias Pereira</meta:initial-creator>
    <dc:creator>Willan Gutierrez Deromedes Júnior</dc:creator>
    <meta:creation-date>2016-11-22T08:17:36Z</meta:creation-date>
    <dc:date>2021-02-18T13:26:10Z</dc:date>
    <meta:editing-cycles>3</meta:editing-cycles>
    <meta:editing-duration>PT659S</meta:editing-duration>
  </office:meta>
</office:document-meta>
</file>